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51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15.274cm" svg:y="0.817cm">
            <draw:object draw:notify-on-update-of-ranges="Sheet1.A1:Sheet1.A25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1cm" svg:height="9.004cm" svg:x="15.192cm" svg:y="10.147cm">
            <draw:object draw:notify-on-update-of-ranges="Sheet1.C1:Sheet1.C25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14.865cm" svg:y="108.074cm">
            <draw:object draw:notify-on-update-of-ranges="Sheet1.E1:Sheet1.E25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float" office:value="0.010067982775" calcext:value-type="float">
            <text:p>0.0100679828</text:p>
          </table:table-cell>
          <table:table-cell/>
          <table:table-cell office:value-type="float" office:value="0.00346993930617" calcext:value-type="float">
            <text:p>0.0034699393</text:p>
          </table:table-cell>
          <table:table-cell/>
          <table:table-cell table:formula="of:=[.A1]-[.C1]" office:value-type="float" office:value="0.00659804346883" calcext:value-type="float">
            <text:p>0.0065980435</text:p>
          </table:table-cell>
        </table:table-row>
        <table:table-row table:style-name="ro1">
          <table:table-cell office:value-type="float" office:value="0.00991097601665" calcext:value-type="float">
            <text:p>0.009910976</text:p>
          </table:table-cell>
          <table:table-cell/>
          <table:table-cell office:value-type="float" office:value="0.00724674411277" calcext:value-type="float">
            <text:p>0.0072467441</text:p>
          </table:table-cell>
          <table:table-cell/>
          <table:table-cell table:formula="of:=[.A2]-[.C2]" office:value-type="float" office:value="0.00266423190388" calcext:value-type="float">
            <text:p>0.0026642319</text:p>
          </table:table-cell>
        </table:table-row>
        <table:table-row table:style-name="ro1">
          <table:table-cell office:value-type="float" office:value="0.0146915523925" calcext:value-type="float">
            <text:p>0.0146915524</text:p>
          </table:table-cell>
          <table:table-cell/>
          <table:table-cell office:value-type="float" office:value="0.0131750526708" calcext:value-type="float">
            <text:p>0.0131750527</text:p>
          </table:table-cell>
          <table:table-cell/>
          <table:table-cell table:formula="of:=[.A3]-[.C3]" office:value-type="float" office:value="0.0015164997217" calcext:value-type="float">
            <text:p>0.0015164997</text:p>
          </table:table-cell>
        </table:table-row>
        <table:table-row table:style-name="ro1">
          <table:table-cell office:value-type="float" office:value="0.0191925419588" calcext:value-type="float">
            <text:p>0.019192542</text:p>
          </table:table-cell>
          <table:table-cell/>
          <table:table-cell office:value-type="float" office:value="0.0194221381706" calcext:value-type="float">
            <text:p>0.0194221382</text:p>
          </table:table-cell>
          <table:table-cell/>
          <table:table-cell table:formula="of:=[.A4]-[.C4]" office:value-type="float" office:value="-0.0002295962118" calcext:value-type="float">
            <text:p>-0.0002295962</text:p>
          </table:table-cell>
        </table:table-row>
        <table:table-row table:style-name="ro1">
          <table:table-cell office:value-type="float" office:value="0.0237601073589" calcext:value-type="float">
            <text:p>0.0237601074</text:p>
          </table:table-cell>
          <table:table-cell/>
          <table:table-cell office:value-type="float" office:value="0.0256599426413" calcext:value-type="float">
            <text:p>0.0256599426</text:p>
          </table:table-cell>
          <table:table-cell/>
          <table:table-cell table:formula="of:=[.A5]-[.C5]" office:value-type="float" office:value="-0.0018998352824" calcext:value-type="float">
            <text:p>-0.0018998353</text:p>
          </table:table-cell>
        </table:table-row>
        <table:table-row table:style-name="ro1">
          <table:table-cell office:value-type="float" office:value="0.0309828259259" calcext:value-type="float">
            <text:p>0.0309828259</text:p>
          </table:table-cell>
          <table:table-cell/>
          <table:table-cell office:value-type="float" office:value="0.0319997165494" calcext:value-type="float">
            <text:p>0.0319997165</text:p>
          </table:table-cell>
          <table:table-cell/>
          <table:table-cell table:formula="of:=[.A6]-[.C6]" office:value-type="float" office:value="-0.0010168906235" calcext:value-type="float">
            <text:p>-0.0010168906</text:p>
          </table:table-cell>
        </table:table-row>
        <table:table-row table:style-name="ro1">
          <table:table-cell office:value-type="float" office:value="0.038008181352" calcext:value-type="float">
            <text:p>0.0380081814</text:p>
          </table:table-cell>
          <table:table-cell/>
          <table:table-cell office:value-type="float" office:value="0.0381976150282" calcext:value-type="float">
            <text:p>0.038197615</text:p>
          </table:table-cell>
          <table:table-cell/>
          <table:table-cell table:formula="of:=[.A7]-[.C7]" office:value-type="float" office:value="-0.000189433676200002" calcext:value-type="float">
            <text:p>-0.0001894337</text:p>
          </table:table-cell>
        </table:table-row>
        <table:table-row table:style-name="ro1">
          <table:table-cell office:value-type="float" office:value="0.0449594003692" calcext:value-type="float">
            <text:p>0.0449594004</text:p>
          </table:table-cell>
          <table:table-cell/>
          <table:table-cell office:value-type="float" office:value="0.0445916769486" calcext:value-type="float">
            <text:p>0.0445916769</text:p>
          </table:table-cell>
          <table:table-cell/>
          <table:table-cell table:formula="of:=[.A8]-[.C8]" office:value-type="float" office:value="0.0003677234206" calcext:value-type="float">
            <text:p>0.0003677234</text:p>
          </table:table-cell>
        </table:table-row>
        <table:table-row table:style-name="ro1">
          <table:table-cell office:value-type="float" office:value="0.0522204304665" calcext:value-type="float">
            <text:p>0.0522204305</text:p>
          </table:table-cell>
          <table:table-cell/>
          <table:table-cell office:value-type="float" office:value="0.0508147008736" calcext:value-type="float">
            <text:p>0.0508147009</text:p>
          </table:table-cell>
          <table:table-cell/>
          <table:table-cell table:formula="of:=[.A9]-[.C9]" office:value-type="float" office:value="0.0014057295929" calcext:value-type="float">
            <text:p>0.0014057296</text:p>
          </table:table-cell>
        </table:table-row>
        <table:table-row table:style-name="ro1">
          <table:table-cell office:value-type="float" office:value="0.0575706879242" calcext:value-type="float">
            <text:p>0.0575706879</text:p>
          </table:table-cell>
          <table:table-cell/>
          <table:table-cell office:value-type="float" office:value="0.0569392116792" calcext:value-type="float">
            <text:p>0.0569392117</text:p>
          </table:table-cell>
          <table:table-cell/>
          <table:table-cell table:formula="of:=[.A10]-[.C10]" office:value-type="float" office:value="0.000631476245000005" calcext:value-type="float">
            <text:p>0.0006314762</text:p>
          </table:table-cell>
        </table:table-row>
        <table:table-row table:style-name="ro1">
          <table:table-cell office:value-type="float" office:value="0.0651147069907" calcext:value-type="float">
            <text:p>0.065114707</text:p>
          </table:table-cell>
          <table:table-cell/>
          <table:table-cell office:value-type="float" office:value="0.0634205792404" calcext:value-type="float">
            <text:p>0.0634205792</text:p>
          </table:table-cell>
          <table:table-cell/>
          <table:table-cell table:formula="of:=[.A11]-[.C11]" office:value-type="float" office:value="0.00169412775030001" calcext:value-type="float">
            <text:p>0.0016941278</text:p>
          </table:table-cell>
        </table:table-row>
        <table:table-row table:style-name="ro1">
          <table:table-cell office:value-type="float" office:value="0.0710224940314" calcext:value-type="float">
            <text:p>0.071022494</text:p>
          </table:table-cell>
          <table:table-cell/>
          <table:table-cell office:value-type="float" office:value="0.0694359734414" calcext:value-type="float">
            <text:p>0.0694359734</text:p>
          </table:table-cell>
          <table:table-cell/>
          <table:table-cell table:formula="of:=[.A12]-[.C12]" office:value-type="float" office:value="0.00158652059" calcext:value-type="float">
            <text:p>0.0015865206</text:p>
          </table:table-cell>
        </table:table-row>
        <table:table-row table:style-name="ro1">
          <table:table-cell office:value-type="float" office:value="0.0754270823305" calcext:value-type="float">
            <text:p>0.0754270823</text:p>
          </table:table-cell>
          <table:table-cell/>
          <table:table-cell office:value-type="float" office:value="0.0756052934752" calcext:value-type="float">
            <text:p>0.0756052935</text:p>
          </table:table-cell>
          <table:table-cell/>
          <table:table-cell table:formula="of:=[.A13]-[.C13]" office:value-type="float" office:value="-0.0001782111447" calcext:value-type="float">
            <text:p>-0.0001782111</text:p>
          </table:table-cell>
        </table:table-row>
        <table:table-row table:style-name="ro1">
          <table:table-cell office:value-type="float" office:value="0.0805751657333" calcext:value-type="float">
            <text:p>0.0805751657</text:p>
          </table:table-cell>
          <table:table-cell/>
          <table:table-cell office:value-type="float" office:value="0.0817631581444" calcext:value-type="float">
            <text:p>0.0817631581</text:p>
          </table:table-cell>
          <table:table-cell/>
          <table:table-cell table:formula="of:=[.A14]-[.C14]" office:value-type="float" office:value="-0.0011879924111" calcext:value-type="float">
            <text:p>-0.0011879924</text:p>
          </table:table-cell>
        </table:table-row>
        <table:table-row table:style-name="ro1">
          <table:table-cell office:value-type="float" office:value="0.0882996971952" calcext:value-type="float">
            <text:p>0.0882996972</text:p>
          </table:table-cell>
          <table:table-cell/>
          <table:table-cell office:value-type="float" office:value="0.0878331046962" calcext:value-type="float">
            <text:p>0.0878331047</text:p>
          </table:table-cell>
          <table:table-cell/>
          <table:table-cell table:formula="of:=[.A15]-[.C15]" office:value-type="float" office:value="0.000466592498999996" calcext:value-type="float">
            <text:p>0.0004665925</text:p>
          </table:table-cell>
        </table:table-row>
        <table:table-row table:style-name="ro1">
          <table:table-cell office:value-type="float" office:value="0.0978724319814" calcext:value-type="float">
            <text:p>0.097872432</text:p>
          </table:table-cell>
          <table:table-cell/>
          <table:table-cell office:value-type="float" office:value="0.0940873304825" calcext:value-type="float">
            <text:p>0.0940873305</text:p>
          </table:table-cell>
          <table:table-cell/>
          <table:table-cell table:formula="of:=[.A16]-[.C16]" office:value-type="float" office:value="0.00378510149889999" calcext:value-type="float">
            <text:p>0.0037851015</text:p>
          </table:table-cell>
        </table:table-row>
        <table:table-row table:style-name="ro1">
          <table:table-cell office:value-type="float" office:value="0.103133589582" calcext:value-type="float">
            <text:p>0.1031335896</text:p>
          </table:table-cell>
          <table:table-cell/>
          <table:table-cell office:value-type="float" office:value="0.0997597942166" calcext:value-type="float">
            <text:p>0.0997597942</text:p>
          </table:table-cell>
          <table:table-cell/>
          <table:table-cell table:formula="of:=[.A17]-[.C17]" office:value-type="float" office:value="0.0033737953654" calcext:value-type="float">
            <text:p>0.0033737954</text:p>
          </table:table-cell>
        </table:table-row>
        <table:table-row table:style-name="ro1">
          <table:table-cell office:value-type="float" office:value="0.10715814473" calcext:value-type="float">
            <text:p>0.1071581447</text:p>
          </table:table-cell>
          <table:table-cell/>
          <table:table-cell office:value-type="float" office:value="0.105961322018" calcext:value-type="float">
            <text:p>0.105961322</text:p>
          </table:table-cell>
          <table:table-cell/>
          <table:table-cell table:formula="of:=[.A18]-[.C18]" office:value-type="float" office:value="0.00119682271199999" calcext:value-type="float">
            <text:p>0.0011968227</text:p>
          </table:table-cell>
        </table:table-row>
        <table:table-row table:style-name="ro1">
          <table:table-cell office:value-type="float" office:value="0.111480407759" calcext:value-type="float">
            <text:p>0.1114804078</text:p>
          </table:table-cell>
          <table:table-cell/>
          <table:table-cell office:value-type="float" office:value="0.111848056854" calcext:value-type="float">
            <text:p>0.1118480569</text:p>
          </table:table-cell>
          <table:table-cell/>
          <table:table-cell table:formula="of:=[.A19]-[.C19]" office:value-type="float" office:value="-0.000367649095000006" calcext:value-type="float">
            <text:p>-0.0003676491</text:p>
          </table:table-cell>
        </table:table-row>
        <table:table-row table:style-name="ro1">
          <table:table-cell office:value-type="float" office:value="0.116662659343" calcext:value-type="float">
            <text:p>0.1166626593</text:p>
          </table:table-cell>
          <table:table-cell/>
          <table:table-cell office:value-type="float" office:value="0.117484703602" calcext:value-type="float">
            <text:p>0.1174847036</text:p>
          </table:table-cell>
          <table:table-cell/>
          <table:table-cell table:formula="of:=[.A20]-[.C20]" office:value-type="float" office:value="-0.00082204425900001" calcext:value-type="float">
            <text:p>-0.0008220443</text:p>
          </table:table-cell>
        </table:table-row>
        <table:table-row table:style-name="ro1">
          <table:table-cell office:value-type="float" office:value="0.124766796221" calcext:value-type="float">
            <text:p>0.1247667962</text:p>
          </table:table-cell>
          <table:table-cell/>
          <table:table-cell office:value-type="float" office:value="0.123708403913" calcext:value-type="float">
            <text:p>0.1237084039</text:p>
          </table:table-cell>
          <table:table-cell/>
          <table:table-cell table:formula="of:=[.A21]-[.C21]" office:value-type="float" office:value="0.00105839230799999" calcext:value-type="float">
            <text:p>0.0010583923</text:p>
          </table:table-cell>
        </table:table-row>
        <table:table-row table:style-name="ro1">
          <table:table-cell office:value-type="float" office:value="0.131864698401" calcext:value-type="float">
            <text:p>0.1318646984</text:p>
          </table:table-cell>
          <table:table-cell/>
          <table:table-cell office:value-type="float" office:value="0.129119010466" calcext:value-type="float">
            <text:p>0.1291190105</text:p>
          </table:table-cell>
          <table:table-cell/>
          <table:table-cell table:formula="of:=[.A22]-[.C22]" office:value-type="float" office:value="0.00274568793499999" calcext:value-type="float">
            <text:p>0.0027456879</text:p>
          </table:table-cell>
        </table:table-row>
        <table:table-row table:style-name="ro1">
          <table:table-cell office:value-type="float" office:value="0.137076440379" calcext:value-type="float">
            <text:p>0.1370764404</text:p>
          </table:table-cell>
          <table:table-cell/>
          <table:table-cell office:value-type="float" office:value="0.134927797359" calcext:value-type="float">
            <text:p>0.1349277974</text:p>
          </table:table-cell>
          <table:table-cell/>
          <table:table-cell table:formula="of:=[.A23]-[.C23]" office:value-type="float" office:value="0.00214864302000001" calcext:value-type="float">
            <text:p>0.002148643</text:p>
          </table:table-cell>
        </table:table-row>
        <table:table-row table:style-name="ro1">
          <table:table-cell office:value-type="float" office:value="0.141550758508" calcext:value-type="float">
            <text:p>0.1415507585</text:p>
          </table:table-cell>
          <table:table-cell/>
          <table:table-cell office:value-type="float" office:value="0.140517982802" calcext:value-type="float">
            <text:p>0.1405179828</text:p>
          </table:table-cell>
          <table:table-cell/>
          <table:table-cell table:formula="of:=[.A24]-[.C24]" office:value-type="float" office:value="0.00103277570599999" calcext:value-type="float">
            <text:p>0.0010327757</text:p>
          </table:table-cell>
        </table:table-row>
        <table:table-row table:style-name="ro1">
          <table:table-cell office:value-type="float" office:value="0.146506732979" calcext:value-type="float">
            <text:p>0.146506733</text:p>
          </table:table-cell>
          <table:table-cell/>
          <table:table-cell office:value-type="float" office:value="0.145986111773" calcext:value-type="float">
            <text:p>0.1459861118</text:p>
          </table:table-cell>
          <table:table-cell/>
          <table:table-cell table:formula="of:=[.A25]-[.C25]" office:value-type="float" office:value="0.000520621205999994" calcext:value-type="float">
            <text:p>0.0005206212</text:p>
          </table:table-cell>
        </table:table-row>
        <table:table-row table:style-name="ro1">
          <table:table-cell office:value-type="float" office:value="0.154003314895" calcext:value-type="float">
            <text:p>0.1540033149</text:p>
          </table:table-cell>
          <table:table-cell/>
          <table:table-cell office:value-type="float" office:value="0.151873169853" calcext:value-type="float">
            <text:p>0.1518731699</text:p>
          </table:table-cell>
          <table:table-cell/>
          <table:table-cell table:formula="of:=[.A26]-[.C26]" office:value-type="float" office:value="0.00213014504199999" calcext:value-type="float">
            <text:p>0.002130145</text:p>
          </table:table-cell>
        </table:table-row>
        <table:table-row table:style-name="ro1">
          <table:table-cell office:value-type="float" office:value="0.158941950454" calcext:value-type="float">
            <text:p>0.1589419505</text:p>
          </table:table-cell>
          <table:table-cell/>
          <table:table-cell office:value-type="float" office:value="0.156771754823" calcext:value-type="float">
            <text:p>0.1567717548</text:p>
          </table:table-cell>
          <table:table-cell/>
          <table:table-cell table:formula="of:=[.A27]-[.C27]" office:value-type="float" office:value="0.00217019563100002" calcext:value-type="float">
            <text:p>0.0021701956</text:p>
          </table:table-cell>
        </table:table-row>
        <table:table-row table:style-name="ro1">
          <table:table-cell office:value-type="float" office:value="0.163698486855" calcext:value-type="float">
            <text:p>0.1636984869</text:p>
          </table:table-cell>
          <table:table-cell/>
          <table:table-cell office:value-type="float" office:value="0.162439745032" calcext:value-type="float">
            <text:p>0.162439745</text:p>
          </table:table-cell>
          <table:table-cell/>
          <table:table-cell table:formula="of:=[.A28]-[.C28]" office:value-type="float" office:value="0.00125874182299998" calcext:value-type="float">
            <text:p>0.0012587418</text:p>
          </table:table-cell>
        </table:table-row>
        <table:table-row table:style-name="ro1">
          <table:table-cell office:value-type="float" office:value="0.169120586697" calcext:value-type="float">
            <text:p>0.1691205867</text:p>
          </table:table-cell>
          <table:table-cell/>
          <table:table-cell office:value-type="float" office:value="0.167612110736" calcext:value-type="float">
            <text:p>0.1676121107</text:p>
          </table:table-cell>
          <table:table-cell/>
          <table:table-cell table:formula="of:=[.A29]-[.C29]" office:value-type="float" office:value="0.00150847596100001" calcext:value-type="float">
            <text:p>0.001508476</text:p>
          </table:table-cell>
        </table:table-row>
        <table:table-row table:style-name="ro1">
          <table:table-cell office:value-type="float" office:value="0.17451073992" calcext:value-type="float">
            <text:p>0.1745107399</text:p>
          </table:table-cell>
          <table:table-cell/>
          <table:table-cell office:value-type="float" office:value="0.172573652374" calcext:value-type="float">
            <text:p>0.1725736524</text:p>
          </table:table-cell>
          <table:table-cell/>
          <table:table-cell table:formula="of:=[.A30]-[.C30]" office:value-type="float" office:value="0.001937087546" calcext:value-type="float">
            <text:p>0.0019370875</text:p>
          </table:table-cell>
        </table:table-row>
        <table:table-row table:style-name="ro1">
          <table:table-cell office:value-type="float" office:value="0.181718215648" calcext:value-type="float">
            <text:p>0.1817182156</text:p>
          </table:table-cell>
          <table:table-cell/>
          <table:table-cell office:value-type="float" office:value="0.17824469246" calcext:value-type="float">
            <text:p>0.1782446925</text:p>
          </table:table-cell>
          <table:table-cell/>
          <table:table-cell table:formula="of:=[.A31]-[.C31]" office:value-type="float" office:value="0.00347352318800001" calcext:value-type="float">
            <text:p>0.0034735232</text:p>
          </table:table-cell>
        </table:table-row>
        <table:table-row table:style-name="ro1">
          <table:table-cell office:value-type="float" office:value="0.185377395773" calcext:value-type="float">
            <text:p>0.1853773958</text:p>
          </table:table-cell>
          <table:table-cell/>
          <table:table-cell office:value-type="float" office:value="0.182688304082" calcext:value-type="float">
            <text:p>0.1826883041</text:p>
          </table:table-cell>
          <table:table-cell/>
          <table:table-cell table:formula="of:=[.A32]-[.C32]" office:value-type="float" office:value="0.00268909169100001" calcext:value-type="float">
            <text:p>0.0026890917</text:p>
          </table:table-cell>
        </table:table-row>
        <table:table-row table:style-name="ro1">
          <table:table-cell office:value-type="float" office:value="0.18892502612" calcext:value-type="float">
            <text:p>0.1889250261</text:p>
          </table:table-cell>
          <table:table-cell/>
          <table:table-cell office:value-type="float" office:value="0.187892663518" calcext:value-type="float">
            <text:p>0.1878926635</text:p>
          </table:table-cell>
          <table:table-cell/>
          <table:table-cell table:formula="of:=[.A33]-[.C33]" office:value-type="float" office:value="0.00103236260199999" calcext:value-type="float">
            <text:p>0.0010323626</text:p>
          </table:table-cell>
        </table:table-row>
        <table:table-row table:style-name="ro1">
          <table:table-cell office:value-type="float" office:value="0.193626675317" calcext:value-type="float">
            <text:p>0.1936266753</text:p>
          </table:table-cell>
          <table:table-cell/>
          <table:table-cell office:value-type="float" office:value="0.192655864851" calcext:value-type="float">
            <text:p>0.1926558649</text:p>
          </table:table-cell>
          <table:table-cell/>
          <table:table-cell table:formula="of:=[.A34]-[.C34]" office:value-type="float" office:value="0.000970810466000005" calcext:value-type="float">
            <text:p>0.0009708105</text:p>
          </table:table-cell>
        </table:table-row>
        <table:table-row table:style-name="ro1">
          <table:table-cell office:value-type="float" office:value="0.199477733696" calcext:value-type="float">
            <text:p>0.1994777337</text:p>
          </table:table-cell>
          <table:table-cell/>
          <table:table-cell office:value-type="float" office:value="0.197224332305" calcext:value-type="float">
            <text:p>0.1972243323</text:p>
          </table:table-cell>
          <table:table-cell/>
          <table:table-cell table:formula="of:=[.A35]-[.C35]" office:value-type="float" office:value="0.002253401391" calcext:value-type="float">
            <text:p>0.0022534014</text:p>
          </table:table-cell>
        </table:table-row>
        <table:table-row table:style-name="ro1">
          <table:table-cell office:value-type="float" office:value="0.206703947779" calcext:value-type="float">
            <text:p>0.2067039478</text:p>
          </table:table-cell>
          <table:table-cell/>
          <table:table-cell office:value-type="float" office:value="0.202424706549" calcext:value-type="float">
            <text:p>0.2024247065</text:p>
          </table:table-cell>
          <table:table-cell/>
          <table:table-cell table:formula="of:=[.A36]-[.C36]" office:value-type="float" office:value="0.00427924123000001" calcext:value-type="float">
            <text:p>0.0042792412</text:p>
          </table:table-cell>
        </table:table-row>
        <table:table-row table:style-name="ro1">
          <table:table-cell office:value-type="float" office:value="0.209601694272" calcext:value-type="float">
            <text:p>0.2096016943</text:p>
          </table:table-cell>
          <table:table-cell/>
          <table:table-cell office:value-type="float" office:value="0.206336512605" calcext:value-type="float">
            <text:p>0.2063365126</text:p>
          </table:table-cell>
          <table:table-cell/>
          <table:table-cell table:formula="of:=[.A37]-[.C37]" office:value-type="float" office:value="0.00326518166699999" calcext:value-type="float">
            <text:p>0.0032651817</text:p>
          </table:table-cell>
        </table:table-row>
        <table:table-row table:style-name="ro1">
          <table:table-cell office:value-type="float" office:value="0.212485377528" calcext:value-type="float">
            <text:p>0.2124853775</text:p>
          </table:table-cell>
          <table:table-cell/>
          <table:table-cell office:value-type="float" office:value="0.211178053187" calcext:value-type="float">
            <text:p>0.2111780532</text:p>
          </table:table-cell>
          <table:table-cell/>
          <table:table-cell table:formula="of:=[.A38]-[.C38]" office:value-type="float" office:value="0.001307324341" calcext:value-type="float">
            <text:p>0.0013073243</text:p>
          </table:table-cell>
        </table:table-row>
        <table:table-row table:style-name="ro1">
          <table:table-cell office:value-type="float" office:value="0.216350724992" calcext:value-type="float">
            <text:p>0.216350725</text:p>
          </table:table-cell>
          <table:table-cell/>
          <table:table-cell office:value-type="float" office:value="0.21534057371" calcext:value-type="float">
            <text:p>0.2153405737</text:p>
          </table:table-cell>
          <table:table-cell/>
          <table:table-cell table:formula="of:=[.A39]-[.C39]" office:value-type="float" office:value="0.00101015128200002" calcext:value-type="float">
            <text:p>0.0010101513</text:p>
          </table:table-cell>
        </table:table-row>
        <table:table-row table:style-name="ro1">
          <table:table-cell office:value-type="float" office:value="0.221526018029" calcext:value-type="float">
            <text:p>0.221526018</text:p>
          </table:table-cell>
          <table:table-cell/>
          <table:table-cell office:value-type="float" office:value="0.219407920354" calcext:value-type="float">
            <text:p>0.2194079204</text:p>
          </table:table-cell>
          <table:table-cell/>
          <table:table-cell table:formula="of:=[.A40]-[.C40]" office:value-type="float" office:value="0.00211809767499999" calcext:value-type="float">
            <text:p>0.0021180977</text:p>
          </table:table-cell>
        </table:table-row>
        <table:table-row table:style-name="ro1">
          <table:table-cell office:value-type="float" office:value="0.228504834914" calcext:value-type="float">
            <text:p>0.2285048349</text:p>
          </table:table-cell>
          <table:table-cell/>
          <table:table-cell office:value-type="float" office:value="0.224194991143" calcext:value-type="float">
            <text:p>0.2241949911</text:p>
          </table:table-cell>
          <table:table-cell/>
          <table:table-cell table:formula="of:=[.A41]-[.C41]" office:value-type="float" office:value="0.00430984377100002" calcext:value-type="float">
            <text:p>0.0043098438</text:p>
          </table:table-cell>
        </table:table-row>
        <table:table-row table:style-name="ro1">
          <table:table-cell office:value-type="float" office:value="0.23099407287" calcext:value-type="float">
            <text:p>0.2309940729</text:p>
          </table:table-cell>
          <table:table-cell/>
          <table:table-cell office:value-type="float" office:value="0.227448113507" calcext:value-type="float">
            <text:p>0.2274481135</text:p>
          </table:table-cell>
          <table:table-cell/>
          <table:table-cell table:formula="of:=[.A42]-[.C42]" office:value-type="float" office:value="0.00354595936299998" calcext:value-type="float">
            <text:p>0.0035459594</text:p>
          </table:table-cell>
        </table:table-row>
        <table:table-row table:style-name="ro1">
          <table:table-cell office:value-type="float" office:value="0.233474143839" calcext:value-type="float">
            <text:p>0.2334741438</text:p>
          </table:table-cell>
          <table:table-cell/>
          <table:table-cell office:value-type="float" office:value="0.231810720018" calcext:value-type="float">
            <text:p>0.23181072</text:p>
          </table:table-cell>
          <table:table-cell/>
          <table:table-cell table:formula="of:=[.A43]-[.C43]" office:value-type="float" office:value="0.00166342382100002" calcext:value-type="float">
            <text:p>0.0016634238</text:p>
          </table:table-cell>
        </table:table-row>
        <table:table-row table:style-name="ro1">
          <table:table-cell office:value-type="float" office:value="0.236779667466" calcext:value-type="float">
            <text:p>0.2367796675</text:p>
          </table:table-cell>
          <table:table-cell/>
          <table:table-cell office:value-type="float" office:value="0.235408830331" calcext:value-type="float">
            <text:p>0.2354088303</text:p>
          </table:table-cell>
          <table:table-cell/>
          <table:table-cell table:formula="of:=[.A44]-[.C44]" office:value-type="float" office:value="0.001370837135" calcext:value-type="float">
            <text:p>0.0013708371</text:p>
          </table:table-cell>
        </table:table-row>
        <table:table-row table:style-name="ro1">
          <table:table-cell office:value-type="float" office:value="0.241269857153" calcext:value-type="float">
            <text:p>0.2412698572</text:p>
          </table:table-cell>
          <table:table-cell/>
          <table:table-cell office:value-type="float" office:value="0.238872776223" calcext:value-type="float">
            <text:p>0.2388727762</text:p>
          </table:table-cell>
          <table:table-cell/>
          <table:table-cell table:formula="of:=[.A45]-[.C45]" office:value-type="float" office:value="0.00239708093000002" calcext:value-type="float">
            <text:p>0.0023970809</text:p>
          </table:table-cell>
        </table:table-row>
        <table:table-row table:style-name="ro1">
          <table:table-cell office:value-type="float" office:value="0.247474531096" calcext:value-type="float">
            <text:p>0.2474745311</text:p>
          </table:table-cell>
          <table:table-cell/>
          <table:table-cell office:value-type="float" office:value="0.24313954115" calcext:value-type="float">
            <text:p>0.2431395412</text:p>
          </table:table-cell>
          <table:table-cell/>
          <table:table-cell table:formula="of:=[.A46]-[.C46]" office:value-type="float" office:value="0.00433498994600001" calcext:value-type="float">
            <text:p>0.0043349899</text:p>
          </table:table-cell>
        </table:table-row>
        <table:table-row table:style-name="ro1">
          <table:table-cell office:value-type="float" office:value="0.249286164589" calcext:value-type="float">
            <text:p>0.2492861646</text:p>
          </table:table-cell>
          <table:table-cell/>
          <table:table-cell office:value-type="float" office:value="0.24575452782" calcext:value-type="float">
            <text:p>0.2457545278</text:p>
          </table:table-cell>
          <table:table-cell/>
          <table:table-cell table:formula="of:=[.A47]-[.C47]" office:value-type="float" office:value="0.00353163676900001" calcext:value-type="float">
            <text:p>0.0035316368</text:p>
          </table:table-cell>
        </table:table-row>
        <table:table-row table:style-name="ro1">
          <table:table-cell office:value-type="float" office:value="0.251429939883" calcext:value-type="float">
            <text:p>0.2514299399</text:p>
          </table:table-cell>
          <table:table-cell/>
          <table:table-cell office:value-type="float" office:value="0.249539117083" calcext:value-type="float">
            <text:p>0.2495391171</text:p>
          </table:table-cell>
          <table:table-cell/>
          <table:table-cell table:formula="of:=[.A48]-[.C48]" office:value-type="float" office:value="0.0018908228" calcext:value-type="float">
            <text:p>0.0018908228</text:p>
          </table:table-cell>
        </table:table-row>
        <table:table-row table:style-name="ro1">
          <table:table-cell office:value-type="float" office:value="0.254281004101" calcext:value-type="float">
            <text:p>0.2542810041</text:p>
          </table:table-cell>
          <table:table-cell/>
          <table:table-cell office:value-type="float" office:value="0.252491337319" calcext:value-type="float">
            <text:p>0.2524913373</text:p>
          </table:table-cell>
          <table:table-cell/>
          <table:table-cell table:formula="of:=[.A49]-[.C49]" office:value-type="float" office:value="0.00178966678200004" calcext:value-type="float">
            <text:p>0.0017896668</text:p>
          </table:table-cell>
        </table:table-row>
        <table:table-row table:style-name="ro1">
          <table:table-cell office:value-type="float" office:value="0.258193008687" calcext:value-type="float">
            <text:p>0.2581930087</text:p>
          </table:table-cell>
          <table:table-cell/>
          <table:table-cell office:value-type="float" office:value="0.255346162616" calcext:value-type="float">
            <text:p>0.2553461626</text:p>
          </table:table-cell>
          <table:table-cell/>
          <table:table-cell table:formula="of:=[.A50]-[.C50]" office:value-type="float" office:value="0.002846846071" calcext:value-type="float">
            <text:p>0.0028468461</text:p>
          </table:table-cell>
        </table:table-row>
        <table:table-row table:style-name="ro1">
          <table:table-cell office:value-type="float" office:value="0.26349413187" calcext:value-type="float">
            <text:p>0.2634941319</text:p>
          </table:table-cell>
          <table:table-cell/>
          <table:table-cell office:value-type="float" office:value="0.258993687397" calcext:value-type="float">
            <text:p>0.2589936874</text:p>
          </table:table-cell>
          <table:table-cell/>
          <table:table-cell table:formula="of:=[.A51]-[.C51]" office:value-type="float" office:value="0.00450044447299996" calcext:value-type="float">
            <text:p>0.0045004445</text:p>
          </table:table-cell>
        </table:table-row>
        <table:table-row table:style-name="ro1">
          <table:table-cell office:value-type="float" office:value="0.264348055183" calcext:value-type="float">
            <text:p>0.2643480552</text:p>
          </table:table-cell>
          <table:table-cell/>
          <table:table-cell office:value-type="float" office:value="0.260914066478" calcext:value-type="float">
            <text:p>0.2609140665</text:p>
          </table:table-cell>
          <table:table-cell/>
          <table:table-cell table:formula="of:=[.A52]-[.C52]" office:value-type="float" office:value="0.003433988705" calcext:value-type="float">
            <text:p>0.0034339887</text:p>
          </table:table-cell>
        </table:table-row>
        <table:table-row table:style-name="ro1">
          <table:table-cell office:value-type="float" office:value="0.266066865246" calcext:value-type="float">
            <text:p>0.2660668652</text:p>
          </table:table-cell>
          <table:table-cell/>
          <table:table-cell office:value-type="float" office:value="0.264088992286" calcext:value-type="float">
            <text:p>0.2640889923</text:p>
          </table:table-cell>
          <table:table-cell/>
          <table:table-cell table:formula="of:=[.A53]-[.C53]" office:value-type="float" office:value="0.00197787296000002" calcext:value-type="float">
            <text:p>0.001977873</text:p>
          </table:table-cell>
        </table:table-row>
        <table:table-row table:style-name="ro1">
          <table:table-cell office:value-type="float" office:value="0.268463873754" calcext:value-type="float">
            <text:p>0.2684638738</text:p>
          </table:table-cell>
          <table:table-cell/>
          <table:table-cell office:value-type="float" office:value="0.266310087031" calcext:value-type="float">
            <text:p>0.266310087</text:p>
          </table:table-cell>
          <table:table-cell/>
          <table:table-cell table:formula="of:=[.A54]-[.C54]" office:value-type="float" office:value="0.00215378672299998" calcext:value-type="float">
            <text:p>0.0021537867</text:p>
          </table:table-cell>
        </table:table-row>
        <table:table-row table:style-name="ro1">
          <table:table-cell office:value-type="float" office:value="0.271811007329" calcext:value-type="float">
            <text:p>0.2718110073</text:p>
          </table:table-cell>
          <table:table-cell/>
          <table:table-cell office:value-type="float" office:value="0.26850806894" calcext:value-type="float">
            <text:p>0.2685080689</text:p>
          </table:table-cell>
          <table:table-cell/>
          <table:table-cell table:formula="of:=[.A55]-[.C55]" office:value-type="float" office:value="0.00330293838899998" calcext:value-type="float">
            <text:p>0.0033029384</text:p>
          </table:table-cell>
        </table:table-row>
        <table:table-row table:style-name="ro1">
          <table:table-cell office:value-type="float" office:value="0.276152501744" calcext:value-type="float">
            <text:p>0.2761525017</text:p>
          </table:table-cell>
          <table:table-cell/>
          <table:table-cell office:value-type="float" office:value="0.271484676484" calcext:value-type="float">
            <text:p>0.2714846765</text:p>
          </table:table-cell>
          <table:table-cell/>
          <table:table-cell table:formula="of:=[.A56]-[.C56]" office:value-type="float" office:value="0.00466782525999998" calcext:value-type="float">
            <text:p>0.0046678253</text:p>
          </table:table-cell>
        </table:table-row>
        <table:table-row table:style-name="ro1">
          <table:table-cell office:value-type="float" office:value="0.275975234622" calcext:value-type="float">
            <text:p>0.2759752346</text:p>
          </table:table-cell>
          <table:table-cell/>
          <table:table-cell office:value-type="float" office:value="0.272643858218" calcext:value-type="float">
            <text:p>0.2726438582</text:p>
          </table:table-cell>
          <table:table-cell/>
          <table:table-cell table:formula="of:=[.A57]-[.C57]" office:value-type="float" office:value="0.00333137640400005" calcext:value-type="float">
            <text:p>0.0033313764</text:p>
          </table:table-cell>
        </table:table-row>
        <table:table-row table:style-name="ro1">
          <table:table-cell office:value-type="float" office:value="0.277155839642" calcext:value-type="float">
            <text:p>0.2771558396</text:p>
          </table:table-cell>
          <table:table-cell/>
          <table:table-cell office:value-type="float" office:value="0.27515835812" calcext:value-type="float">
            <text:p>0.2751583581</text:p>
          </table:table-cell>
          <table:table-cell/>
          <table:table-cell table:formula="of:=[.A58]-[.C58]" office:value-type="float" office:value="0.00199748152199997" calcext:value-type="float">
            <text:p>0.0019974815</text:p>
          </table:table-cell>
        </table:table-row>
        <table:table-row table:style-name="ro1">
          <table:table-cell office:value-type="float" office:value="0.279033447072" calcext:value-type="float">
            <text:p>0.2790334471</text:p>
          </table:table-cell>
          <table:table-cell/>
          <table:table-cell office:value-type="float" office:value="0.276597902965" calcext:value-type="float">
            <text:p>0.276597903</text:p>
          </table:table-cell>
          <table:table-cell/>
          <table:table-cell table:formula="of:=[.A59]-[.C59]" office:value-type="float" office:value="0.00243554410700003" calcext:value-type="float">
            <text:p>0.0024355441</text:p>
          </table:table-cell>
        </table:table-row>
        <table:table-row table:style-name="ro1">
          <table:table-cell office:value-type="float" office:value="0.281775651878" calcext:value-type="float">
            <text:p>0.2817756519</text:p>
          </table:table-cell>
          <table:table-cell/>
          <table:table-cell office:value-type="float" office:value="0.278075616536" calcext:value-type="float">
            <text:p>0.2780756165</text:p>
          </table:table-cell>
          <table:table-cell/>
          <table:table-cell table:formula="of:=[.A60]-[.C60]" office:value-type="float" office:value="0.00370003534200003" calcext:value-type="float">
            <text:p>0.0037000353</text:p>
          </table:table-cell>
        </table:table-row>
        <table:table-row table:style-name="ro1">
          <table:table-cell office:value-type="float" office:value="0.285100604247" calcext:value-type="float">
            <text:p>0.2851006042</text:p>
          </table:table-cell>
          <table:table-cell/>
          <table:table-cell office:value-type="float" office:value="0.280327722725" calcext:value-type="float">
            <text:p>0.2803277227</text:p>
          </table:table-cell>
          <table:table-cell/>
          <table:table-cell table:formula="of:=[.A61]-[.C61]" office:value-type="float" office:value="0.00477288152200001" calcext:value-type="float">
            <text:p>0.0047728815</text:p>
          </table:table-cell>
        </table:table-row>
        <table:table-row table:style-name="ro1">
          <table:table-cell office:value-type="float" office:value="0.283899564137" calcext:value-type="float">
            <text:p>0.2838995641</text:p>
          </table:table-cell>
          <table:table-cell/>
          <table:table-cell office:value-type="float" office:value="0.28067888438" calcext:value-type="float">
            <text:p>0.2806788844</text:p>
          </table:table-cell>
          <table:table-cell/>
          <table:table-cell table:formula="of:=[.A62]-[.C62]" office:value-type="float" office:value="0.00322067975700002" calcext:value-type="float">
            <text:p>0.0032206798</text:p>
          </table:table-cell>
        </table:table-row>
        <table:table-row table:style-name="ro1">
          <table:table-cell office:value-type="float" office:value="0.284457288491" calcext:value-type="float">
            <text:p>0.2844572885</text:p>
          </table:table-cell>
          <table:table-cell/>
          <table:table-cell office:value-type="float" office:value="0.282467595596" calcext:value-type="float">
            <text:p>0.2824675956</text:p>
          </table:table-cell>
          <table:table-cell/>
          <table:table-cell table:formula="of:=[.A63]-[.C63]" office:value-type="float" office:value="0.00198969289500001" calcext:value-type="float">
            <text:p>0.0019896929</text:p>
          </table:table-cell>
        </table:table-row>
        <table:table-row table:style-name="ro1">
          <table:table-cell office:value-type="float" office:value="0.285722132435" calcext:value-type="float">
            <text:p>0.2857221324</text:p>
          </table:table-cell>
          <table:table-cell/>
          <table:table-cell office:value-type="float" office:value="0.283084362098" calcext:value-type="float">
            <text:p>0.2830843621</text:p>
          </table:table-cell>
          <table:table-cell/>
          <table:table-cell table:formula="of:=[.A64]-[.C64]" office:value-type="float" office:value="0.00263777033700002" calcext:value-type="float">
            <text:p>0.0026377703</text:p>
          </table:table-cell>
        </table:table-row>
        <table:table-row table:style-name="ro1">
          <table:table-cell office:value-type="float" office:value="0.287798360684" calcext:value-type="float">
            <text:p>0.2877983607</text:p>
          </table:table-cell>
          <table:table-cell/>
          <table:table-cell office:value-type="float" office:value="0.283783831467" calcext:value-type="float">
            <text:p>0.2837838315</text:p>
          </table:table-cell>
          <table:table-cell/>
          <table:table-cell table:formula="of:=[.A65]-[.C65]" office:value-type="float" office:value="0.00401452921700002" calcext:value-type="float">
            <text:p>0.0040145292</text:p>
          </table:table-cell>
        </table:table-row>
        <table:table-row table:style-name="ro1">
          <table:table-cell office:value-type="float" office:value="0.29005316578" calcext:value-type="float">
            <text:p>0.2900531658</text:p>
          </table:table-cell>
          <table:table-cell/>
          <table:table-cell office:value-type="float" office:value="0.285251157809" calcext:value-type="float">
            <text:p>0.2852511578</text:p>
          </table:table-cell>
          <table:table-cell/>
          <table:table-cell table:formula="of:=[.A66]-[.C66]" office:value-type="float" office:value="0.00480200797099994" calcext:value-type="float">
            <text:p>0.004802008</text:p>
          </table:table-cell>
        </table:table-row>
        <table:table-row table:style-name="ro1">
          <table:table-cell office:value-type="float" office:value="0.287850540023" calcext:value-type="float">
            <text:p>0.28785054</text:p>
          </table:table-cell>
          <table:table-cell/>
          <table:table-cell office:value-type="float" office:value="0.284757348485" calcext:value-type="float">
            <text:p>0.2847573485</text:p>
          </table:table-cell>
          <table:table-cell/>
          <table:table-cell table:formula="of:=[.A67]-[.C67]" office:value-type="float" office:value="0.00309319153799997" calcext:value-type="float">
            <text:p>0.0030931915</text:p>
          </table:table-cell>
        </table:table-row>
        <table:table-row table:style-name="ro1">
          <table:table-cell office:value-type="float" office:value="0.28770623254" calcext:value-type="float">
            <text:p>0.2877062325</text:p>
          </table:table-cell>
          <table:table-cell/>
          <table:table-cell office:value-type="float" office:value="0.285751971216" calcext:value-type="float">
            <text:p>0.2857519712</text:p>
          </table:table-cell>
          <table:table-cell/>
          <table:table-cell table:formula="of:=[.A68]-[.C68]" office:value-type="float" office:value="0.00195426132400001" calcext:value-type="float">
            <text:p>0.0019542613</text:p>
          </table:table-cell>
        </table:table-row>
        <table:table-row table:style-name="ro1">
          <table:table-cell office:value-type="float" office:value="0.288263074112" calcext:value-type="float">
            <text:p>0.2882630741</text:p>
          </table:table-cell>
          <table:table-cell/>
          <table:table-cell office:value-type="float" office:value="0.285508889779" calcext:value-type="float">
            <text:p>0.2855088898</text:p>
          </table:table-cell>
          <table:table-cell/>
          <table:table-cell table:formula="of:=[.A69]-[.C69]" office:value-type="float" office:value="0.00275418433299995" calcext:value-type="float">
            <text:p>0.0027541843</text:p>
          </table:table-cell>
        </table:table-row>
        <table:table-row table:style-name="ro1">
          <table:table-cell office:value-type="float" office:value="0.289622439574" calcext:value-type="float">
            <text:p>0.2896224396</text:p>
          </table:table-cell>
          <table:table-cell/>
          <table:table-cell office:value-type="float" office:value="0.285374282061" calcext:value-type="float">
            <text:p>0.2853742821</text:p>
          </table:table-cell>
          <table:table-cell/>
          <table:table-cell table:formula="of:=[.A70]-[.C70]" office:value-type="float" office:value="0.00424815751299995" calcext:value-type="float">
            <text:p>0.0042481575</text:p>
          </table:table-cell>
        </table:table-row>
        <table:table-row table:style-name="ro1">
          <table:table-cell office:value-type="float" office:value="0.290767827575" calcext:value-type="float">
            <text:p>0.2907678276</text:p>
          </table:table-cell>
          <table:table-cell/>
          <table:table-cell office:value-type="float" office:value="0.28599752138" calcext:value-type="float">
            <text:p>0.2859975214</text:p>
          </table:table-cell>
          <table:table-cell/>
          <table:table-cell table:formula="of:=[.A71]-[.C71]" office:value-type="float" office:value="0.00477030619499996" calcext:value-type="float">
            <text:p>0.0047703062</text:p>
          </table:table-cell>
        </table:table-row>
        <table:table-row table:style-name="ro1">
          <table:table-cell office:value-type="float" office:value="0.28756678626" calcext:value-type="float">
            <text:p>0.2875667863</text:p>
          </table:table-cell>
          <table:table-cell/>
          <table:table-cell office:value-type="float" office:value="0.284626459562" calcext:value-type="float">
            <text:p>0.2846264596</text:p>
          </table:table-cell>
          <table:table-cell/>
          <table:table-cell table:formula="of:=[.A72]-[.C72]" office:value-type="float" office:value="0.00294032669799998" calcext:value-type="float">
            <text:p>0.0029403267</text:p>
          </table:table-cell>
        </table:table-row>
        <table:table-row table:style-name="ro1">
          <table:table-cell office:value-type="float" office:value="0.286615473248" calcext:value-type="float">
            <text:p>0.2866154732</text:p>
          </table:table-cell>
          <table:table-cell/>
          <table:table-cell office:value-type="float" office:value="0.284756910919" calcext:value-type="float">
            <text:p>0.2847569109</text:p>
          </table:table-cell>
          <table:table-cell/>
          <table:table-cell table:formula="of:=[.A73]-[.C73]" office:value-type="float" office:value="0.001858562329" calcext:value-type="float">
            <text:p>0.0018585623</text:p>
          </table:table-cell>
        </table:table-row>
        <table:table-row table:style-name="ro1">
          <table:table-cell office:value-type="float" office:value="0.286399308121" calcext:value-type="float">
            <text:p>0.2863993081</text:p>
          </table:table-cell>
          <table:table-cell/>
          <table:table-cell office:value-type="float" office:value="0.283627355345" calcext:value-type="float">
            <text:p>0.2836273553</text:p>
          </table:table-cell>
          <table:table-cell/>
          <table:table-cell table:formula="of:=[.A74]-[.C74]" office:value-type="float" office:value="0.00277195277600001" calcext:value-type="float">
            <text:p>0.0027719528</text:p>
          </table:table-cell>
        </table:table-row>
        <table:table-row table:style-name="ro1">
          <table:table-cell office:value-type="float" office:value="0.287033027772" calcext:value-type="float">
            <text:p>0.2870330278</text:p>
          </table:table-cell>
          <table:table-cell/>
          <table:table-cell office:value-type="float" office:value="0.28259646883" calcext:value-type="float">
            <text:p>0.2825964688</text:p>
          </table:table-cell>
          <table:table-cell/>
          <table:table-cell table:formula="of:=[.A75]-[.C75]" office:value-type="float" office:value="0.00443655894200001" calcext:value-type="float">
            <text:p>0.0044365589</text:p>
          </table:table-cell>
        </table:table-row>
        <table:table-row table:style-name="ro1">
          <table:table-cell office:value-type="float" office:value="0.287039827692" calcext:value-type="float">
            <text:p>0.2870398277</text:p>
          </table:table-cell>
          <table:table-cell/>
          <table:table-cell office:value-type="float" office:value="0.282329590596" calcext:value-type="float">
            <text:p>0.2823295906</text:p>
          </table:table-cell>
          <table:table-cell/>
          <table:table-cell table:formula="of:=[.A76]-[.C76]" office:value-type="float" office:value="0.00471023709599999" calcext:value-type="float">
            <text:p>0.0047102371</text:p>
          </table:table-cell>
        </table:table-row>
        <table:table-row table:style-name="ro1">
          <table:table-cell office:value-type="float" office:value="0.282770016041" calcext:value-type="float">
            <text:p>0.282770016</text:p>
          </table:table-cell>
          <table:table-cell/>
          <table:table-cell office:value-type="float" office:value="0.280044654034" calcext:value-type="float">
            <text:p>0.280044654</text:p>
          </table:table-cell>
          <table:table-cell/>
          <table:table-cell table:formula="of:=[.A77]-[.C77]" office:value-type="float" office:value="0.00272536200700002" calcext:value-type="float">
            <text:p>0.002725362</text:p>
          </table:table-cell>
        </table:table-row>
        <table:table-row table:style-name="ro1">
          <table:table-cell office:value-type="float" office:value="0.2808957241" calcext:value-type="float">
            <text:p>0.2808957241</text:p>
          </table:table-cell>
          <table:table-cell/>
          <table:table-cell office:value-type="float" office:value="0.27925018485" calcext:value-type="float">
            <text:p>0.2792501849</text:p>
          </table:table-cell>
          <table:table-cell/>
          <table:table-cell table:formula="of:=[.A78]-[.C78]" office:value-type="float" office:value="0.00164553925000005" calcext:value-type="float">
            <text:p>0.0016455393</text:p>
          </table:table-cell>
        </table:table-row>
        <table:table-row table:style-name="ro1">
          <table:table-cell office:value-type="float" office:value="0.279933354427" calcext:value-type="float">
            <text:p>0.2799333544</text:p>
          </table:table-cell>
          <table:table-cell/>
          <table:table-cell office:value-type="float" office:value="0.27721491448" calcext:value-type="float">
            <text:p>0.2772149145</text:p>
          </table:table-cell>
          <table:table-cell/>
          <table:table-cell table:formula="of:=[.A79]-[.C79]" office:value-type="float" office:value="0.00271843994700005" calcext:value-type="float">
            <text:p>0.0027184399</text:p>
          </table:table-cell>
        </table:table-row>
        <table:table-row table:style-name="ro1">
          <table:table-cell office:value-type="float" office:value="0.279887550895" calcext:value-type="float">
            <text:p>0.2798875509</text:p>
          </table:table-cell>
          <table:table-cell/>
          <table:table-cell office:value-type="float" office:value="0.27522098953" calcext:value-type="float">
            <text:p>0.2752209895</text:p>
          </table:table-cell>
          <table:table-cell/>
          <table:table-cell table:formula="of:=[.A80]-[.C80]" office:value-type="float" office:value="0.00466656136500004" calcext:value-type="float">
            <text:p>0.0046665614</text:p>
          </table:table-cell>
        </table:table-row>
        <table:table-row table:style-name="ro1">
          <table:table-cell office:value-type="float" office:value="0.278676389895" calcext:value-type="float">
            <text:p>0.2786763899</text:p>
          </table:table-cell>
          <table:table-cell/>
          <table:table-cell office:value-type="float" office:value="0.27404479276" calcext:value-type="float">
            <text:p>0.2740447928</text:p>
          </table:table-cell>
          <table:table-cell/>
          <table:table-cell table:formula="of:=[.A81]-[.C81]" office:value-type="float" office:value="0.004631597135" calcext:value-type="float">
            <text:p>0.0046315971</text:p>
          </table:table-cell>
        </table:table-row>
        <table:table-row table:style-name="ro1">
          <table:table-cell office:value-type="float" office:value="0.273131462053" calcext:value-type="float">
            <text:p>0.2731314621</text:p>
          </table:table-cell>
          <table:table-cell/>
          <table:table-cell office:value-type="float" office:value="0.270784732282" calcext:value-type="float">
            <text:p>0.2707847323</text:p>
          </table:table-cell>
          <table:table-cell/>
          <table:table-cell table:formula="of:=[.A82]-[.C82]" office:value-type="float" office:value="0.00234672977099998" calcext:value-type="float">
            <text:p>0.0023467298</text:p>
          </table:table-cell>
        </table:table-row>
        <table:table-row table:style-name="ro1">
          <table:table-cell office:value-type="float" office:value="0.270352270234" calcext:value-type="float">
            <text:p>0.2703522702</text:p>
          </table:table-cell>
          <table:table-cell/>
          <table:table-cell office:value-type="float" office:value="0.269055941044" calcext:value-type="float">
            <text:p>0.269055941</text:p>
          </table:table-cell>
          <table:table-cell/>
          <table:table-cell table:formula="of:=[.A83]-[.C83]" office:value-type="float" office:value="0.00129632919" calcext:value-type="float">
            <text:p>0.0012963292</text:p>
          </table:table-cell>
        </table:table-row>
        <table:table-row table:style-name="ro1">
          <table:table-cell office:value-type="float" office:value="0.268800548565" calcext:value-type="float">
            <text:p>0.2688005486</text:p>
          </table:table-cell>
          <table:table-cell/>
          <table:table-cell office:value-type="float" office:value="0.266053531981" calcext:value-type="float">
            <text:p>0.266053532</text:p>
          </table:table-cell>
          <table:table-cell/>
          <table:table-cell table:formula="of:=[.A84]-[.C84]" office:value-type="float" office:value="0.00274701658400001" calcext:value-type="float">
            <text:p>0.0027470166</text:p>
          </table:table-cell>
        </table:table-row>
        <table:table-row table:style-name="ro1">
          <table:table-cell office:value-type="float" office:value="0.268111065993" calcext:value-type="float">
            <text:p>0.268111066</text:p>
          </table:table-cell>
          <table:table-cell/>
          <table:table-cell office:value-type="float" office:value="0.263094476279" calcext:value-type="float">
            <text:p>0.2630944763</text:p>
          </table:table-cell>
          <table:table-cell/>
          <table:table-cell table:formula="of:=[.A85]-[.C85]" office:value-type="float" office:value="0.00501658971399999" calcext:value-type="float">
            <text:p>0.0050165897</text:p>
          </table:table-cell>
        </table:table-row>
        <table:table-row table:style-name="ro1">
          <table:table-cell office:value-type="float" office:value="0.265375485434" calcext:value-type="float">
            <text:p>0.2653754854</text:p>
          </table:table-cell>
          <table:table-cell/>
          <table:table-cell office:value-type="float" office:value="0.260950781712" calcext:value-type="float">
            <text:p>0.2609507817</text:p>
          </table:table-cell>
          <table:table-cell/>
          <table:table-cell table:formula="of:=[.A86]-[.C86]" office:value-type="float" office:value="0.00442470372199999" calcext:value-type="float">
            <text:p>0.0044247037</text:p>
          </table:table-cell>
        </table:table-row>
        <table:table-row table:style-name="ro1">
          <table:table-cell office:value-type="float" office:value="0.258407690322" calcext:value-type="float">
            <text:p>0.2584076903</text:p>
          </table:table-cell>
          <table:table-cell/>
          <table:table-cell office:value-type="float" office:value="0.256702734517" calcext:value-type="float">
            <text:p>0.2567027345</text:p>
          </table:table-cell>
          <table:table-cell/>
          <table:table-cell table:formula="of:=[.A87]-[.C87]" office:value-type="float" office:value="0.00170495580500002" calcext:value-type="float">
            <text:p>0.0017049558</text:p>
          </table:table-cell>
        </table:table-row>
        <table:table-row table:style-name="ro1">
          <table:table-cell office:value-type="float" office:value="0.255035706915" calcext:value-type="float">
            <text:p>0.2550357069</text:p>
          </table:table-cell>
          <table:table-cell/>
          <table:table-cell office:value-type="float" office:value="0.25402934428" calcext:value-type="float">
            <text:p>0.2540293443</text:p>
          </table:table-cell>
          <table:table-cell/>
          <table:table-cell table:formula="of:=[.A88]-[.C88]" office:value-type="float" office:value="0.00100636263500004" calcext:value-type="float">
            <text:p>0.0010063626</text:p>
          </table:table-cell>
        </table:table-row>
        <table:table-row table:style-name="ro1">
          <table:table-cell office:value-type="float" office:value="0.253073890697" calcext:value-type="float">
            <text:p>0.2530738907</text:p>
          </table:table-cell>
          <table:table-cell/>
          <table:table-cell office:value-type="float" office:value="0.249988823165" calcext:value-type="float">
            <text:p>0.2499888232</text:p>
          </table:table-cell>
          <table:table-cell/>
          <table:table-cell table:formula="of:=[.A89]-[.C89]" office:value-type="float" office:value="0.003085067532" calcext:value-type="float">
            <text:p>0.0030850675</text:p>
          </table:table-cell>
        </table:table-row>
        <table:table-row table:style-name="ro1">
          <table:table-cell office:value-type="float" office:value="0.251459364588" calcext:value-type="float">
            <text:p>0.2514593646</text:p>
          </table:table-cell>
          <table:table-cell/>
          <table:table-cell office:value-type="float" office:value="0.246142379154" calcext:value-type="float">
            <text:p>0.2461423792</text:p>
          </table:table-cell>
          <table:table-cell/>
          <table:table-cell table:formula="of:=[.A90]-[.C90]" office:value-type="float" office:value="0.005316985434" calcext:value-type="float">
            <text:p>0.0053169854</text:p>
          </table:table-cell>
        </table:table-row>
        <table:table-row table:style-name="ro1">
          <table:table-cell office:value-type="float" office:value="0.246687053004" calcext:value-type="float">
            <text:p>0.246687053</text:p>
          </table:table-cell>
          <table:table-cell/>
          <table:table-cell office:value-type="float" office:value="0.242859736681" calcext:value-type="float">
            <text:p>0.2428597367</text:p>
          </table:table-cell>
          <table:table-cell/>
          <table:table-cell table:formula="of:=[.A91]-[.C91]" office:value-type="float" office:value="0.00382731632299999" calcext:value-type="float">
            <text:p>0.0038273163</text:p>
          </table:table-cell>
        </table:table-row>
        <table:table-row table:style-name="ro1">
          <table:table-cell office:value-type="float" office:value="0.238800922955" calcext:value-type="float">
            <text:p>0.238800923</text:p>
          </table:table-cell>
          <table:table-cell/>
          <table:table-cell office:value-type="float" office:value="0.237810057994" calcext:value-type="float">
            <text:p>0.237810058</text:p>
          </table:table-cell>
          <table:table-cell/>
          <table:table-cell table:formula="of:=[.A92]-[.C92]" office:value-type="float" office:value="0.00099086496100001" calcext:value-type="float">
            <text:p>0.000990865</text:p>
          </table:table-cell>
        </table:table-row>
        <table:table-row table:style-name="ro1">
          <table:table-cell office:value-type="float" office:value="0.23521663339" calcext:value-type="float">
            <text:p>0.2352166334</text:p>
          </table:table-cell>
          <table:table-cell/>
          <table:table-cell office:value-type="float" office:value="0.233949287281" calcext:value-type="float">
            <text:p>0.2339492873</text:p>
          </table:table-cell>
          <table:table-cell/>
          <table:table-cell table:formula="of:=[.A93]-[.C93]" office:value-type="float" office:value="0.00126734610899998" calcext:value-type="float">
            <text:p>0.0012673461</text:p>
          </table:table-cell>
        </table:table-row>
        <table:table-row table:style-name="ro1">
          <table:table-cell office:value-type="float" office:value="0.232626615965" calcext:value-type="float">
            <text:p>0.232626616</text:p>
          </table:table-cell>
          <table:table-cell/>
          <table:table-cell office:value-type="float" office:value="0.22912337014" calcext:value-type="float">
            <text:p>0.2291233701</text:p>
          </table:table-cell>
          <table:table-cell/>
          <table:table-cell table:formula="of:=[.A94]-[.C94]" office:value-type="float" office:value="0.00350324582500003" calcext:value-type="float">
            <text:p>0.0035032458</text:p>
          </table:table-cell>
        </table:table-row>
        <table:table-row table:style-name="ro1">
          <table:table-cell office:value-type="float" office:value="0.228987105998" calcext:value-type="float">
            <text:p>0.228987106</text:p>
          </table:table-cell>
          <table:table-cell/>
          <table:table-cell office:value-type="float" office:value="0.224130880086" calcext:value-type="float">
            <text:p>0.2241308801</text:p>
          </table:table-cell>
          <table:table-cell/>
          <table:table-cell table:formula="of:=[.A95]-[.C95]" office:value-type="float" office:value="0.004856225912" calcext:value-type="float">
            <text:p>0.0048562259</text:p>
          </table:table-cell>
        </table:table-row>
        <table:table-row table:style-name="ro1">
          <table:table-cell office:value-type="float" office:value="0.222861627359" calcext:value-type="float">
            <text:p>0.2228616274</text:p>
          </table:table-cell>
          <table:table-cell/>
          <table:table-cell office:value-type="float" office:value="0.2199738194" calcext:value-type="float">
            <text:p>0.2199738194</text:p>
          </table:table-cell>
          <table:table-cell/>
          <table:table-cell table:formula="of:=[.A96]-[.C96]" office:value-type="float" office:value="0.00288780795899998" calcext:value-type="float">
            <text:p>0.002887808</text:p>
          </table:table-cell>
        </table:table-row>
        <table:table-row table:style-name="ro1">
          <table:table-cell office:value-type="float" office:value="0.214851372531" calcext:value-type="float">
            <text:p>0.2148513725</text:p>
          </table:table-cell>
          <table:table-cell/>
          <table:table-cell office:value-type="float" office:value="0.213888245328" calcext:value-type="float">
            <text:p>0.2138882453</text:p>
          </table:table-cell>
          <table:table-cell/>
          <table:table-cell table:formula="of:=[.A97]-[.C97]" office:value-type="float" office:value="0.000963127203000014" calcext:value-type="float">
            <text:p>0.0009631272</text:p>
          </table:table-cell>
        </table:table-row>
        <table:table-row table:style-name="ro1">
          <table:table-cell office:value-type="float" office:value="0.210893468704" calcext:value-type="float">
            <text:p>0.2108934687</text:p>
          </table:table-cell>
          <table:table-cell/>
          <table:table-cell office:value-type="float" office:value="0.209131807035" calcext:value-type="float">
            <text:p>0.209131807</text:p>
          </table:table-cell>
          <table:table-cell/>
          <table:table-cell table:formula="of:=[.A98]-[.C98]" office:value-type="float" office:value="0.00176166166899999" calcext:value-type="float">
            <text:p>0.0017616617</text:p>
          </table:table-cell>
        </table:table-row>
        <table:table-row table:style-name="ro1">
          <table:table-cell office:value-type="float" office:value="0.205996187891" calcext:value-type="float">
            <text:p>0.2059961879</text:p>
          </table:table-cell>
          <table:table-cell/>
          <table:table-cell office:value-type="float" office:value="0.203293601144" calcext:value-type="float">
            <text:p>0.2032936011</text:p>
          </table:table-cell>
          <table:table-cell/>
          <table:table-cell table:formula="of:=[.A99]-[.C99]" office:value-type="float" office:value="0.002702586747" calcext:value-type="float">
            <text:p>0.0027025867</text:p>
          </table:table-cell>
        </table:table-row>
        <table:table-row table:style-name="ro1">
          <table:table-cell office:value-type="float" office:value="0.201255843328" calcext:value-type="float">
            <text:p>0.2012558433</text:p>
          </table:table-cell>
          <table:table-cell/>
          <table:table-cell office:value-type="float" office:value="0.197450467492" calcext:value-type="float">
            <text:p>0.1974504675</text:p>
          </table:table-cell>
          <table:table-cell/>
          <table:table-cell table:formula="of:=[.A100]-[.C100]" office:value-type="float" office:value="0.00380537583600002" calcext:value-type="float">
            <text:p>0.0038053758</text:p>
          </table:table-cell>
        </table:table-row>
        <table:table-row table:style-name="ro1">
          <table:table-cell office:value-type="float" office:value="0.194909931475" calcext:value-type="float">
            <text:p>0.1949099315</text:p>
          </table:table-cell>
          <table:table-cell/>
          <table:table-cell office:value-type="float" office:value="0.192216370546" calcext:value-type="float">
            <text:p>0.1922163705</text:p>
          </table:table-cell>
          <table:table-cell/>
          <table:table-cell table:formula="of:=[.A101]-[.C101]" office:value-type="float" office:value="0.002693560929" calcext:value-type="float">
            <text:p>0.0026935609</text:p>
          </table:table-cell>
        </table:table-row>
        <table:table-row table:style-name="ro1">
          <table:table-cell office:value-type="float" office:value="0.186647760754" calcext:value-type="float">
            <text:p>0.1866477608</text:p>
          </table:table-cell>
          <table:table-cell/>
          <table:table-cell office:value-type="float" office:value="0.185362321538" calcext:value-type="float">
            <text:p>0.1853623215</text:p>
          </table:table-cell>
          <table:table-cell/>
          <table:table-cell table:formula="of:=[.A102]-[.C102]" office:value-type="float" office:value="0.001285439216" calcext:value-type="float">
            <text:p>0.0012854392</text:p>
          </table:table-cell>
        </table:table-row>
        <table:table-row table:style-name="ro1">
          <table:table-cell office:value-type="float" office:value="0.180094538778" calcext:value-type="float">
            <text:p>0.1800945388</text:p>
          </table:table-cell>
          <table:table-cell/>
          <table:table-cell office:value-type="float" office:value="0.179558721371" calcext:value-type="float">
            <text:p>0.1795587214</text:p>
          </table:table-cell>
          <table:table-cell/>
          <table:table-cell table:formula="of:=[.A103]-[.C103]" office:value-type="float" office:value="0.000535817407000011" calcext:value-type="float">
            <text:p>0.0005358174</text:p>
          </table:table-cell>
        </table:table-row>
        <table:table-row table:style-name="ro1">
          <table:table-cell office:value-type="float" office:value="0.174451447773" calcext:value-type="float">
            <text:p>0.1744514478</text:p>
          </table:table-cell>
          <table:table-cell/>
          <table:table-cell office:value-type="float" office:value="0.172920478788" calcext:value-type="float">
            <text:p>0.1729204788</text:p>
          </table:table-cell>
          <table:table-cell/>
          <table:table-cell table:formula="of:=[.A104]-[.C104]" office:value-type="float" office:value="0.00153096898500002" calcext:value-type="float">
            <text:p>0.001530969</text:p>
          </table:table-cell>
        </table:table-row>
        <table:table-row table:style-name="ro1">
          <table:table-cell office:value-type="float" office:value="0.170217662839" calcext:value-type="float">
            <text:p>0.1702176628</text:p>
          </table:table-cell>
          <table:table-cell/>
          <table:table-cell office:value-type="float" office:value="0.166169824053" calcext:value-type="float">
            <text:p>0.1661698241</text:p>
          </table:table-cell>
          <table:table-cell/>
          <table:table-cell table:formula="of:=[.A105]-[.C105]" office:value-type="float" office:value="0.00404783878600001" calcext:value-type="float">
            <text:p>0.0040478388</text:p>
          </table:table-cell>
        </table:table-row>
        <table:table-row table:style-name="ro1">
          <table:table-cell office:value-type="float" office:value="0.163154490473" calcext:value-type="float">
            <text:p>0.1631544905</text:p>
          </table:table-cell>
          <table:table-cell/>
          <table:table-cell office:value-type="float" office:value="0.159990363265" calcext:value-type="float">
            <text:p>0.1599903633</text:p>
          </table:table-cell>
          <table:table-cell/>
          <table:table-cell table:formula="of:=[.A106]-[.C106]" office:value-type="float" office:value="0.00316412720799999" calcext:value-type="float">
            <text:p>0.0031641272</text:p>
          </table:table-cell>
        </table:table-row>
        <table:table-row table:style-name="ro1">
          <table:table-cell office:value-type="float" office:value="0.151917472961" calcext:value-type="float">
            <text:p>0.151917473</text:p>
          </table:table-cell>
          <table:table-cell/>
          <table:table-cell office:value-type="float" office:value="0.152426044737" calcext:value-type="float">
            <text:p>0.1524260447</text:p>
          </table:table-cell>
          <table:table-cell/>
          <table:table-cell table:formula="of:=[.A107]-[.C107]" office:value-type="float" office:value="-0.000508571776" calcext:value-type="float">
            <text:p>-0.0005085718</text:p>
          </table:table-cell>
        </table:table-row>
        <table:table-row table:style-name="ro1">
          <table:table-cell office:value-type="float" office:value="0.145189472809" calcext:value-type="float">
            <text:p>0.1451894728</text:p>
          </table:table-cell>
          <table:table-cell/>
          <table:table-cell office:value-type="float" office:value="0.145722129717" calcext:value-type="float">
            <text:p>0.1457221297</text:p>
          </table:table-cell>
          <table:table-cell/>
          <table:table-cell table:formula="of:=[.A108]-[.C108]" office:value-type="float" office:value="-0.000532656908000001" calcext:value-type="float">
            <text:p>-0.0005326569</text:p>
          </table:table-cell>
        </table:table-row>
        <table:table-row table:style-name="ro1">
          <table:table-cell office:value-type="float" office:value="0.140556826154" calcext:value-type="float">
            <text:p>0.1405568262</text:p>
          </table:table-cell>
          <table:table-cell/>
          <table:table-cell office:value-type="float" office:value="0.138358285608" calcext:value-type="float">
            <text:p>0.1383582856</text:p>
          </table:table-cell>
          <table:table-cell/>
          <table:table-cell table:formula="of:=[.A109]-[.C109]" office:value-type="float" office:value="0.00219854054599999" calcext:value-type="float">
            <text:p>0.0021985405</text:p>
          </table:table-cell>
        </table:table-row>
        <table:table-row table:style-name="ro1">
          <table:table-cell office:value-type="float" office:value="0.13614686908" calcext:value-type="float">
            <text:p>0.1361468691</text:p>
          </table:table-cell>
          <table:table-cell/>
          <table:table-cell office:value-type="float" office:value="0.130881882901" calcext:value-type="float">
            <text:p>0.1308818829</text:p>
          </table:table-cell>
          <table:table-cell/>
          <table:table-cell table:formula="of:=[.A110]-[.C110]" office:value-type="float" office:value="0.00526498617899998" calcext:value-type="float">
            <text:p>0.0052649862</text:p>
          </table:table-cell>
        </table:table-row>
        <table:table-row table:style-name="ro1">
          <table:table-cell office:value-type="float" office:value="0.125280983293" calcext:value-type="float">
            <text:p>0.1252809833</text:p>
          </table:table-cell>
          <table:table-cell/>
          <table:table-cell office:value-type="float" office:value="0.123824737596" calcext:value-type="float">
            <text:p>0.1238247376</text:p>
          </table:table-cell>
          <table:table-cell/>
          <table:table-cell table:formula="of:=[.A111]-[.C111]" office:value-type="float" office:value="0.00145624569699999" calcext:value-type="float">
            <text:p>0.0014562457</text:p>
          </table:table-cell>
        </table:table-row>
        <table:table-row table:style-name="ro1">
          <table:table-cell office:value-type="float" office:value="0.114196295928" calcext:value-type="float">
            <text:p>0.1141962959</text:p>
          </table:table-cell>
          <table:table-cell/>
          <table:table-cell office:value-type="float" office:value="0.115754799305" calcext:value-type="float">
            <text:p>0.1157547993</text:p>
          </table:table-cell>
          <table:table-cell/>
          <table:table-cell table:formula="of:=[.A112]-[.C112]" office:value-type="float" office:value="-0.001558503377" calcext:value-type="float">
            <text:p>-0.0015585034</text:p>
          </table:table-cell>
        </table:table-row>
        <table:table-row table:style-name="ro1">
          <table:table-cell office:value-type="float" office:value="0.1087842023" calcext:value-type="float">
            <text:p>0.1087842023</text:p>
          </table:table-cell>
          <table:table-cell/>
          <table:table-cell office:value-type="float" office:value="0.108178108444" calcext:value-type="float">
            <text:p>0.1081781084</text:p>
          </table:table-cell>
          <table:table-cell/>
          <table:table-cell table:formula="of:=[.A113]-[.C113]" office:value-type="float" office:value="0.000606093856000009" calcext:value-type="float">
            <text:p>0.0006060939</text:p>
          </table:table-cell>
        </table:table-row>
        <table:table-row table:style-name="ro1">
          <table:table-cell office:value-type="float" office:value="0.104005392762" calcext:value-type="float">
            <text:p>0.1040053928</text:p>
          </table:table-cell>
          <table:table-cell/>
          <table:table-cell office:value-type="float" office:value="0.100353245937" calcext:value-type="float">
            <text:p>0.1003532459</text:p>
          </table:table-cell>
          <table:table-cell/>
          <table:table-cell table:formula="of:=[.A114]-[.C114]" office:value-type="float" office:value="0.00365214682499999" calcext:value-type="float">
            <text:p>0.0036521468</text:p>
          </table:table-cell>
        </table:table-row>
        <table:table-row table:style-name="ro1">
          <table:table-cell office:value-type="float" office:value="0.0946447899166" calcext:value-type="float">
            <text:p>0.0946447899</text:p>
          </table:table-cell>
          <table:table-cell/>
          <table:table-cell office:value-type="float" office:value="0.0921335947365" calcext:value-type="float">
            <text:p>0.0921335947</text:p>
          </table:table-cell>
          <table:table-cell/>
          <table:table-cell table:formula="of:=[.A115]-[.C115]" office:value-type="float" office:value="0.0025111951801" calcext:value-type="float">
            <text:p>0.0025111952</text:p>
          </table:table-cell>
        </table:table-row>
        <table:table-row table:style-name="ro1">
          <table:table-cell office:value-type="float" office:value="0.0849605237429" calcext:value-type="float">
            <text:p>0.0849605237</text:p>
          </table:table-cell>
          <table:table-cell/>
          <table:table-cell office:value-type="float" office:value="0.0845677242404" calcext:value-type="float">
            <text:p>0.0845677242</text:p>
          </table:table-cell>
          <table:table-cell/>
          <table:table-cell table:formula="of:=[.A116]-[.C116]" office:value-type="float" office:value="0.000392799502499999" calcext:value-type="float">
            <text:p>0.0003927995</text:p>
          </table:table-cell>
        </table:table-row>
        <table:table-row table:style-name="ro1">
          <table:table-cell office:value-type="float" office:value="0.075557636239" calcext:value-type="float">
            <text:p>0.0755576362</text:p>
          </table:table-cell>
          <table:table-cell/>
          <table:table-cell office:value-type="float" office:value="0.0759059031119" calcext:value-type="float">
            <text:p>0.0759059031</text:p>
          </table:table-cell>
          <table:table-cell/>
          <table:table-cell table:formula="of:=[.A117]-[.C117]" office:value-type="float" office:value="-0.000348266872900002" calcext:value-type="float">
            <text:p>-0.0003482669</text:p>
          </table:table-cell>
        </table:table-row>
        <table:table-row table:style-name="ro1">
          <table:table-cell office:value-type="float" office:value="0.069488877837" calcext:value-type="float">
            <text:p>0.0694888778</text:p>
          </table:table-cell>
          <table:table-cell/>
          <table:table-cell office:value-type="float" office:value="0.0680284712603" calcext:value-type="float">
            <text:p>0.0680284713</text:p>
          </table:table-cell>
          <table:table-cell/>
          <table:table-cell table:formula="of:=[.A118]-[.C118]" office:value-type="float" office:value="0.0014604065767" calcext:value-type="float">
            <text:p>0.0014604066</text:p>
          </table:table-cell>
        </table:table-row>
        <table:table-row table:style-name="ro1">
          <table:table-cell office:value-type="float" office:value="0.059200330585" calcext:value-type="float">
            <text:p>0.0592003306</text:p>
          </table:table-cell>
          <table:table-cell/>
          <table:table-cell office:value-type="float" office:value="0.0594917217659" calcext:value-type="float">
            <text:p>0.0594917218</text:p>
          </table:table-cell>
          <table:table-cell/>
          <table:table-cell table:formula="of:=[.A119]-[.C119]" office:value-type="float" office:value="-0.000291391180899998" calcext:value-type="float">
            <text:p>-0.0002913912</text:p>
          </table:table-cell>
        </table:table-row>
        <table:table-row table:style-name="ro1">
          <table:table-cell office:value-type="float" office:value="0.0532857385733" calcext:value-type="float">
            <text:p>0.0532857386</text:p>
          </table:table-cell>
          <table:table-cell/>
          <table:table-cell office:value-type="float" office:value="0.0512537916544" calcext:value-type="float">
            <text:p>0.0512537917</text:p>
          </table:table-cell>
          <table:table-cell/>
          <table:table-cell table:formula="of:=[.A120]-[.C120]" office:value-type="float" office:value="0.0020319469189" calcext:value-type="float">
            <text:p>0.0020319469</text:p>
          </table:table-cell>
        </table:table-row>
        <table:table-row table:style-name="ro1">
          <table:table-cell office:value-type="float" office:value="0.0443429863746" calcext:value-type="float">
            <text:p>0.0443429864</text:p>
          </table:table-cell>
          <table:table-cell/>
          <table:table-cell office:value-type="float" office:value="0.0428165704554" calcext:value-type="float">
            <text:p>0.0428165705</text:p>
          </table:table-cell>
          <table:table-cell/>
          <table:table-cell table:formula="of:=[.A121]-[.C121]" office:value-type="float" office:value="0.0015264159192" calcext:value-type="float">
            <text:p>0.0015264159</text:p>
          </table:table-cell>
        </table:table-row>
        <table:table-row table:style-name="ro1">
          <table:table-cell office:value-type="float" office:value="0.033011471597" calcext:value-type="float">
            <text:p>0.0330114716</text:p>
          </table:table-cell>
          <table:table-cell/>
          <table:table-cell office:value-type="float" office:value="0.034370790607" calcext:value-type="float">
            <text:p>0.0343707906</text:p>
          </table:table-cell>
          <table:table-cell/>
          <table:table-cell table:formula="of:=[.A122]-[.C122]" office:value-type="float" office:value="-0.00135931901" calcext:value-type="float">
            <text:p>-0.001359319</text:p>
          </table:table-cell>
        </table:table-row>
        <table:table-row table:style-name="ro1">
          <table:table-cell office:value-type="float" office:value="0.0232944607816" calcext:value-type="float">
            <text:p>0.0232944608</text:p>
          </table:table-cell>
          <table:table-cell/>
          <table:table-cell office:value-type="float" office:value="0.0257879128438" calcext:value-type="float">
            <text:p>0.0257879128</text:p>
          </table:table-cell>
          <table:table-cell/>
          <table:table-cell table:formula="of:=[.A123]-[.C123]" office:value-type="float" office:value="-0.0024934520622" calcext:value-type="float">
            <text:p>-0.0024934521</text:p>
          </table:table-cell>
        </table:table-row>
        <table:table-row table:style-name="ro1">
          <table:table-cell office:value-type="float" office:value="0.0179476759365" calcext:value-type="float">
            <text:p>0.0179476759</text:p>
          </table:table-cell>
          <table:table-cell/>
          <table:table-cell office:value-type="float" office:value="0.0174101807193" calcext:value-type="float">
            <text:p>0.0174101807</text:p>
          </table:table-cell>
          <table:table-cell/>
          <table:table-cell table:formula="of:=[.A124]-[.C124]" office:value-type="float" office:value="0.0005374952172" calcext:value-type="float">
            <text:p>0.0005374952</text:p>
          </table:table-cell>
        </table:table-row>
        <table:table-row table:style-name="ro1">
          <table:table-cell office:value-type="float" office:value="0.012313230039" calcext:value-type="float">
            <text:p>0.01231323</text:p>
          </table:table-cell>
          <table:table-cell/>
          <table:table-cell office:value-type="float" office:value="0.00893193410184" calcext:value-type="float">
            <text:p>0.0089319341</text:p>
          </table:table-cell>
          <table:table-cell/>
          <table:table-cell table:formula="of:=[.A125]-[.C125]" office:value-type="float" office:value="0.00338129593716" calcext:value-type="float">
            <text:p>0.0033812959</text:p>
          </table:table-cell>
        </table:table-row>
        <table:table-row table:style-name="ro1">
          <table:table-cell office:value-type="float" office:value="0.00442260525879" calcext:value-type="float">
            <text:p>0.0044226053</text:p>
          </table:table-cell>
          <table:table-cell/>
          <table:table-cell office:value-type="float" office:value="0.0025850406112" calcext:value-type="float">
            <text:p>0.0025850406</text:p>
          </table:table-cell>
          <table:table-cell/>
          <table:table-cell table:formula="of:=[.A126]-[.C126]" office:value-type="float" office:value="0.00183756464759" calcext:value-type="float">
            <text:p>0.0018375646</text:p>
          </table:table-cell>
        </table:table-row>
        <table:table-row table:style-name="ro1">
          <table:table-cell office:value-type="float" office:value="0.0123132300391" calcext:value-type="float">
            <text:p>0.01231323</text:p>
          </table:table-cell>
          <table:table-cell/>
          <table:table-cell office:value-type="float" office:value="0.00893193410184" calcext:value-type="float">
            <text:p>0.0089319341</text:p>
          </table:table-cell>
          <table:table-cell/>
          <table:table-cell table:formula="of:=[.A127]-[.C127]" office:value-type="float" office:value="0.00338129593726" calcext:value-type="float">
            <text:p>0.0033812959</text:p>
          </table:table-cell>
        </table:table-row>
        <table:table-row table:style-name="ro1">
          <table:table-cell office:value-type="float" office:value="0.0179476759365" calcext:value-type="float">
            <text:p>0.0179476759</text:p>
          </table:table-cell>
          <table:table-cell/>
          <table:table-cell office:value-type="float" office:value="0.0174101807193" calcext:value-type="float">
            <text:p>0.0174101807</text:p>
          </table:table-cell>
          <table:table-cell/>
          <table:table-cell table:formula="of:=[.A128]-[.C128]" office:value-type="float" office:value="0.0005374952172" calcext:value-type="float">
            <text:p>0.0005374952</text:p>
          </table:table-cell>
        </table:table-row>
        <table:table-row table:style-name="ro1">
          <table:table-cell office:value-type="float" office:value="0.0232944607816" calcext:value-type="float">
            <text:p>0.0232944608</text:p>
          </table:table-cell>
          <table:table-cell/>
          <table:table-cell office:value-type="float" office:value="0.0257879128438" calcext:value-type="float">
            <text:p>0.0257879128</text:p>
          </table:table-cell>
          <table:table-cell/>
          <table:table-cell table:formula="of:=[.A129]-[.C129]" office:value-type="float" office:value="-0.0024934520622" calcext:value-type="float">
            <text:p>-0.0024934521</text:p>
          </table:table-cell>
        </table:table-row>
        <table:table-row table:style-name="ro1">
          <table:table-cell office:value-type="float" office:value="0.0330114715971" calcext:value-type="float">
            <text:p>0.0330114716</text:p>
          </table:table-cell>
          <table:table-cell/>
          <table:table-cell office:value-type="float" office:value="0.034370790607" calcext:value-type="float">
            <text:p>0.0343707906</text:p>
          </table:table-cell>
          <table:table-cell/>
          <table:table-cell table:formula="of:=[.A130]-[.C130]" office:value-type="float" office:value="-0.0013593190099" calcext:value-type="float">
            <text:p>-0.001359319</text:p>
          </table:table-cell>
        </table:table-row>
        <table:table-row table:style-name="ro1">
          <table:table-cell office:value-type="float" office:value="0.0443429863746" calcext:value-type="float">
            <text:p>0.0443429864</text:p>
          </table:table-cell>
          <table:table-cell/>
          <table:table-cell office:value-type="float" office:value="0.0428165704554" calcext:value-type="float">
            <text:p>0.0428165705</text:p>
          </table:table-cell>
          <table:table-cell/>
          <table:table-cell table:formula="of:=[.A131]-[.C131]" office:value-type="float" office:value="0.0015264159192" calcext:value-type="float">
            <text:p>0.0015264159</text:p>
          </table:table-cell>
        </table:table-row>
        <table:table-row table:style-name="ro1">
          <table:table-cell office:value-type="float" office:value="0.0532857385733" calcext:value-type="float">
            <text:p>0.0532857386</text:p>
          </table:table-cell>
          <table:table-cell/>
          <table:table-cell office:value-type="float" office:value="0.0512537916545" calcext:value-type="float">
            <text:p>0.0512537917</text:p>
          </table:table-cell>
          <table:table-cell/>
          <table:table-cell table:formula="of:=[.A132]-[.C132]" office:value-type="float" office:value="0.0020319469188" calcext:value-type="float">
            <text:p>0.0020319469</text:p>
          </table:table-cell>
        </table:table-row>
        <table:table-row table:style-name="ro1">
          <table:table-cell office:value-type="float" office:value="0.059200330585" calcext:value-type="float">
            <text:p>0.0592003306</text:p>
          </table:table-cell>
          <table:table-cell/>
          <table:table-cell office:value-type="float" office:value="0.0594917217659" calcext:value-type="float">
            <text:p>0.0594917218</text:p>
          </table:table-cell>
          <table:table-cell/>
          <table:table-cell table:formula="of:=[.A133]-[.C133]" office:value-type="float" office:value="-0.000291391180899998" calcext:value-type="float">
            <text:p>-0.0002913912</text:p>
          </table:table-cell>
        </table:table-row>
        <table:table-row table:style-name="ro1">
          <table:table-cell office:value-type="float" office:value="0.0694888778371" calcext:value-type="float">
            <text:p>0.0694888778</text:p>
          </table:table-cell>
          <table:table-cell/>
          <table:table-cell office:value-type="float" office:value="0.0680284712603" calcext:value-type="float">
            <text:p>0.0680284713</text:p>
          </table:table-cell>
          <table:table-cell/>
          <table:table-cell table:formula="of:=[.A134]-[.C134]" office:value-type="float" office:value="0.00146040657680001" calcext:value-type="float">
            <text:p>0.0014604066</text:p>
          </table:table-cell>
        </table:table-row>
        <table:table-row table:style-name="ro1">
          <table:table-cell office:value-type="float" office:value="0.075557636239" calcext:value-type="float">
            <text:p>0.0755576362</text:p>
          </table:table-cell>
          <table:table-cell/>
          <table:table-cell office:value-type="float" office:value="0.0759059031119" calcext:value-type="float">
            <text:p>0.0759059031</text:p>
          </table:table-cell>
          <table:table-cell/>
          <table:table-cell table:formula="of:=[.A135]-[.C135]" office:value-type="float" office:value="-0.000348266872900002" calcext:value-type="float">
            <text:p>-0.0003482669</text:p>
          </table:table-cell>
        </table:table-row>
        <table:table-row table:style-name="ro1">
          <table:table-cell office:value-type="float" office:value="0.0849605237429" calcext:value-type="float">
            <text:p>0.0849605237</text:p>
          </table:table-cell>
          <table:table-cell/>
          <table:table-cell office:value-type="float" office:value="0.0845677242404" calcext:value-type="float">
            <text:p>0.0845677242</text:p>
          </table:table-cell>
          <table:table-cell/>
          <table:table-cell table:formula="of:=[.A136]-[.C136]" office:value-type="float" office:value="0.000392799502499999" calcext:value-type="float">
            <text:p>0.0003927995</text:p>
          </table:table-cell>
        </table:table-row>
        <table:table-row table:style-name="ro1">
          <table:table-cell office:value-type="float" office:value="0.0946447899166" calcext:value-type="float">
            <text:p>0.0946447899</text:p>
          </table:table-cell>
          <table:table-cell/>
          <table:table-cell office:value-type="float" office:value="0.0921335947365" calcext:value-type="float">
            <text:p>0.0921335947</text:p>
          </table:table-cell>
          <table:table-cell/>
          <table:table-cell table:formula="of:=[.A137]-[.C137]" office:value-type="float" office:value="0.0025111951801" calcext:value-type="float">
            <text:p>0.0025111952</text:p>
          </table:table-cell>
        </table:table-row>
        <table:table-row table:style-name="ro1">
          <table:table-cell office:value-type="float" office:value="0.104005392762" calcext:value-type="float">
            <text:p>0.1040053928</text:p>
          </table:table-cell>
          <table:table-cell/>
          <table:table-cell office:value-type="float" office:value="0.100353245937" calcext:value-type="float">
            <text:p>0.1003532459</text:p>
          </table:table-cell>
          <table:table-cell/>
          <table:table-cell table:formula="of:=[.A138]-[.C138]" office:value-type="float" office:value="0.00365214682499999" calcext:value-type="float">
            <text:p>0.0036521468</text:p>
          </table:table-cell>
        </table:table-row>
        <table:table-row table:style-name="ro1">
          <table:table-cell office:value-type="float" office:value="0.1087842023" calcext:value-type="float">
            <text:p>0.1087842023</text:p>
          </table:table-cell>
          <table:table-cell/>
          <table:table-cell office:value-type="float" office:value="0.108178108444" calcext:value-type="float">
            <text:p>0.1081781084</text:p>
          </table:table-cell>
          <table:table-cell/>
          <table:table-cell table:formula="of:=[.A139]-[.C139]" office:value-type="float" office:value="0.000606093856000009" calcext:value-type="float">
            <text:p>0.0006060939</text:p>
          </table:table-cell>
        </table:table-row>
        <table:table-row table:style-name="ro1">
          <table:table-cell office:value-type="float" office:value="0.114196295928" calcext:value-type="float">
            <text:p>0.1141962959</text:p>
          </table:table-cell>
          <table:table-cell/>
          <table:table-cell office:value-type="float" office:value="0.115754799305" calcext:value-type="float">
            <text:p>0.1157547993</text:p>
          </table:table-cell>
          <table:table-cell/>
          <table:table-cell table:formula="of:=[.A140]-[.C140]" office:value-type="float" office:value="-0.001558503377" calcext:value-type="float">
            <text:p>-0.0015585034</text:p>
          </table:table-cell>
        </table:table-row>
        <table:table-row table:style-name="ro1">
          <table:table-cell office:value-type="float" office:value="0.125280983293" calcext:value-type="float">
            <text:p>0.1252809833</text:p>
          </table:table-cell>
          <table:table-cell/>
          <table:table-cell office:value-type="float" office:value="0.123824737596" calcext:value-type="float">
            <text:p>0.1238247376</text:p>
          </table:table-cell>
          <table:table-cell/>
          <table:table-cell table:formula="of:=[.A141]-[.C141]" office:value-type="float" office:value="0.00145624569699999" calcext:value-type="float">
            <text:p>0.0014562457</text:p>
          </table:table-cell>
        </table:table-row>
        <table:table-row table:style-name="ro1">
          <table:table-cell office:value-type="float" office:value="0.13614686908" calcext:value-type="float">
            <text:p>0.1361468691</text:p>
          </table:table-cell>
          <table:table-cell/>
          <table:table-cell office:value-type="float" office:value="0.130881882901" calcext:value-type="float">
            <text:p>0.1308818829</text:p>
          </table:table-cell>
          <table:table-cell/>
          <table:table-cell table:formula="of:=[.A142]-[.C142]" office:value-type="float" office:value="0.00526498617899998" calcext:value-type="float">
            <text:p>0.0052649862</text:p>
          </table:table-cell>
        </table:table-row>
        <table:table-row table:style-name="ro1">
          <table:table-cell office:value-type="float" office:value="0.140556826154" calcext:value-type="float">
            <text:p>0.1405568262</text:p>
          </table:table-cell>
          <table:table-cell/>
          <table:table-cell office:value-type="float" office:value="0.138358285608" calcext:value-type="float">
            <text:p>0.1383582856</text:p>
          </table:table-cell>
          <table:table-cell/>
          <table:table-cell table:formula="of:=[.A143]-[.C143]" office:value-type="float" office:value="0.00219854054599999" calcext:value-type="float">
            <text:p>0.0021985405</text:p>
          </table:table-cell>
        </table:table-row>
        <table:table-row table:style-name="ro1">
          <table:table-cell office:value-type="float" office:value="0.145189472809" calcext:value-type="float">
            <text:p>0.1451894728</text:p>
          </table:table-cell>
          <table:table-cell/>
          <table:table-cell office:value-type="float" office:value="0.145722129717" calcext:value-type="float">
            <text:p>0.1457221297</text:p>
          </table:table-cell>
          <table:table-cell/>
          <table:table-cell table:formula="of:=[.A144]-[.C144]" office:value-type="float" office:value="-0.000532656908000001" calcext:value-type="float">
            <text:p>-0.0005326569</text:p>
          </table:table-cell>
        </table:table-row>
        <table:table-row table:style-name="ro1">
          <table:table-cell office:value-type="float" office:value="0.151917472961" calcext:value-type="float">
            <text:p>0.151917473</text:p>
          </table:table-cell>
          <table:table-cell/>
          <table:table-cell office:value-type="float" office:value="0.152426044737" calcext:value-type="float">
            <text:p>0.1524260447</text:p>
          </table:table-cell>
          <table:table-cell/>
          <table:table-cell table:formula="of:=[.A145]-[.C145]" office:value-type="float" office:value="-0.000508571776" calcext:value-type="float">
            <text:p>-0.0005085718</text:p>
          </table:table-cell>
        </table:table-row>
        <table:table-row table:style-name="ro1">
          <table:table-cell office:value-type="float" office:value="0.163154490473" calcext:value-type="float">
            <text:p>0.1631544905</text:p>
          </table:table-cell>
          <table:table-cell/>
          <table:table-cell office:value-type="float" office:value="0.159990363265" calcext:value-type="float">
            <text:p>0.1599903633</text:p>
          </table:table-cell>
          <table:table-cell/>
          <table:table-cell table:formula="of:=[.A146]-[.C146]" office:value-type="float" office:value="0.00316412720799999" calcext:value-type="float">
            <text:p>0.0031641272</text:p>
          </table:table-cell>
        </table:table-row>
        <table:table-row table:style-name="ro1">
          <table:table-cell office:value-type="float" office:value="0.170217662839" calcext:value-type="float">
            <text:p>0.1702176628</text:p>
          </table:table-cell>
          <table:table-cell/>
          <table:table-cell office:value-type="float" office:value="0.166169824053" calcext:value-type="float">
            <text:p>0.1661698241</text:p>
          </table:table-cell>
          <table:table-cell/>
          <table:table-cell table:formula="of:=[.A147]-[.C147]" office:value-type="float" office:value="0.00404783878600001" calcext:value-type="float">
            <text:p>0.0040478388</text:p>
          </table:table-cell>
        </table:table-row>
        <table:table-row table:style-name="ro1">
          <table:table-cell office:value-type="float" office:value="0.174451447773" calcext:value-type="float">
            <text:p>0.1744514478</text:p>
          </table:table-cell>
          <table:table-cell/>
          <table:table-cell office:value-type="float" office:value="0.172920478788" calcext:value-type="float">
            <text:p>0.1729204788</text:p>
          </table:table-cell>
          <table:table-cell/>
          <table:table-cell table:formula="of:=[.A148]-[.C148]" office:value-type="float" office:value="0.00153096898500002" calcext:value-type="float">
            <text:p>0.001530969</text:p>
          </table:table-cell>
        </table:table-row>
        <table:table-row table:style-name="ro1">
          <table:table-cell office:value-type="float" office:value="0.180094538778" calcext:value-type="float">
            <text:p>0.1800945388</text:p>
          </table:table-cell>
          <table:table-cell/>
          <table:table-cell office:value-type="float" office:value="0.179558721371" calcext:value-type="float">
            <text:p>0.1795587214</text:p>
          </table:table-cell>
          <table:table-cell/>
          <table:table-cell table:formula="of:=[.A149]-[.C149]" office:value-type="float" office:value="0.000535817407000011" calcext:value-type="float">
            <text:p>0.0005358174</text:p>
          </table:table-cell>
        </table:table-row>
        <table:table-row table:style-name="ro1">
          <table:table-cell office:value-type="float" office:value="0.186647760754" calcext:value-type="float">
            <text:p>0.1866477608</text:p>
          </table:table-cell>
          <table:table-cell/>
          <table:table-cell office:value-type="float" office:value="0.185362321538" calcext:value-type="float">
            <text:p>0.1853623215</text:p>
          </table:table-cell>
          <table:table-cell/>
          <table:table-cell table:formula="of:=[.A150]-[.C150]" office:value-type="float" office:value="0.001285439216" calcext:value-type="float">
            <text:p>0.0012854392</text:p>
          </table:table-cell>
        </table:table-row>
        <table:table-row table:style-name="ro1">
          <table:table-cell office:value-type="float" office:value="0.194909931475" calcext:value-type="float">
            <text:p>0.1949099315</text:p>
          </table:table-cell>
          <table:table-cell/>
          <table:table-cell office:value-type="float" office:value="0.192216370546" calcext:value-type="float">
            <text:p>0.1922163705</text:p>
          </table:table-cell>
          <table:table-cell/>
          <table:table-cell table:formula="of:=[.A151]-[.C151]" office:value-type="float" office:value="0.002693560929" calcext:value-type="float">
            <text:p>0.0026935609</text:p>
          </table:table-cell>
        </table:table-row>
        <table:table-row table:style-name="ro1">
          <table:table-cell office:value-type="float" office:value="0.201255843328" calcext:value-type="float">
            <text:p>0.2012558433</text:p>
          </table:table-cell>
          <table:table-cell/>
          <table:table-cell office:value-type="float" office:value="0.197450467492" calcext:value-type="float">
            <text:p>0.1974504675</text:p>
          </table:table-cell>
          <table:table-cell/>
          <table:table-cell table:formula="of:=[.A152]-[.C152]" office:value-type="float" office:value="0.00380537583600002" calcext:value-type="float">
            <text:p>0.0038053758</text:p>
          </table:table-cell>
        </table:table-row>
        <table:table-row table:style-name="ro1">
          <table:table-cell office:value-type="float" office:value="0.205996187891" calcext:value-type="float">
            <text:p>0.2059961879</text:p>
          </table:table-cell>
          <table:table-cell/>
          <table:table-cell office:value-type="float" office:value="0.203293601144" calcext:value-type="float">
            <text:p>0.2032936011</text:p>
          </table:table-cell>
          <table:table-cell/>
          <table:table-cell table:formula="of:=[.A153]-[.C153]" office:value-type="float" office:value="0.002702586747" calcext:value-type="float">
            <text:p>0.0027025867</text:p>
          </table:table-cell>
        </table:table-row>
        <table:table-row table:style-name="ro1">
          <table:table-cell office:value-type="float" office:value="0.210893468704" calcext:value-type="float">
            <text:p>0.2108934687</text:p>
          </table:table-cell>
          <table:table-cell/>
          <table:table-cell office:value-type="float" office:value="0.209131807035" calcext:value-type="float">
            <text:p>0.209131807</text:p>
          </table:table-cell>
          <table:table-cell/>
          <table:table-cell table:formula="of:=[.A154]-[.C154]" office:value-type="float" office:value="0.00176166166899999" calcext:value-type="float">
            <text:p>0.0017616617</text:p>
          </table:table-cell>
        </table:table-row>
        <table:table-row table:style-name="ro1">
          <table:table-cell office:value-type="float" office:value="0.214851372531" calcext:value-type="float">
            <text:p>0.2148513725</text:p>
          </table:table-cell>
          <table:table-cell/>
          <table:table-cell office:value-type="float" office:value="0.213888245328" calcext:value-type="float">
            <text:p>0.2138882453</text:p>
          </table:table-cell>
          <table:table-cell/>
          <table:table-cell table:formula="of:=[.A155]-[.C155]" office:value-type="float" office:value="0.000963127203000014" calcext:value-type="float">
            <text:p>0.0009631272</text:p>
          </table:table-cell>
        </table:table-row>
        <table:table-row table:style-name="ro1">
          <table:table-cell office:value-type="float" office:value="0.222861627359" calcext:value-type="float">
            <text:p>0.2228616274</text:p>
          </table:table-cell>
          <table:table-cell/>
          <table:table-cell office:value-type="float" office:value="0.2199738194" calcext:value-type="float">
            <text:p>0.2199738194</text:p>
          </table:table-cell>
          <table:table-cell/>
          <table:table-cell table:formula="of:=[.A156]-[.C156]" office:value-type="float" office:value="0.00288780795899998" calcext:value-type="float">
            <text:p>0.002887808</text:p>
          </table:table-cell>
        </table:table-row>
        <table:table-row table:style-name="ro1">
          <table:table-cell office:value-type="float" office:value="0.228987105998" calcext:value-type="float">
            <text:p>0.228987106</text:p>
          </table:table-cell>
          <table:table-cell/>
          <table:table-cell office:value-type="float" office:value="0.224130880086" calcext:value-type="float">
            <text:p>0.2241308801</text:p>
          </table:table-cell>
          <table:table-cell/>
          <table:table-cell table:formula="of:=[.A157]-[.C157]" office:value-type="float" office:value="0.004856225912" calcext:value-type="float">
            <text:p>0.0048562259</text:p>
          </table:table-cell>
        </table:table-row>
        <table:table-row table:style-name="ro1">
          <table:table-cell office:value-type="float" office:value="0.232626615965" calcext:value-type="float">
            <text:p>0.232626616</text:p>
          </table:table-cell>
          <table:table-cell/>
          <table:table-cell office:value-type="float" office:value="0.22912337014" calcext:value-type="float">
            <text:p>0.2291233701</text:p>
          </table:table-cell>
          <table:table-cell/>
          <table:table-cell table:formula="of:=[.A158]-[.C158]" office:value-type="float" office:value="0.00350324582500003" calcext:value-type="float">
            <text:p>0.0035032458</text:p>
          </table:table-cell>
        </table:table-row>
        <table:table-row table:style-name="ro1">
          <table:table-cell office:value-type="float" office:value="0.23521663339" calcext:value-type="float">
            <text:p>0.2352166334</text:p>
          </table:table-cell>
          <table:table-cell/>
          <table:table-cell office:value-type="float" office:value="0.233949287281" calcext:value-type="float">
            <text:p>0.2339492873</text:p>
          </table:table-cell>
          <table:table-cell/>
          <table:table-cell table:formula="of:=[.A159]-[.C159]" office:value-type="float" office:value="0.00126734610899998" calcext:value-type="float">
            <text:p>0.0012673461</text:p>
          </table:table-cell>
        </table:table-row>
        <table:table-row table:style-name="ro1">
          <table:table-cell office:value-type="float" office:value="0.238800922955" calcext:value-type="float">
            <text:p>0.238800923</text:p>
          </table:table-cell>
          <table:table-cell/>
          <table:table-cell office:value-type="float" office:value="0.237810057994" calcext:value-type="float">
            <text:p>0.237810058</text:p>
          </table:table-cell>
          <table:table-cell/>
          <table:table-cell table:formula="of:=[.A160]-[.C160]" office:value-type="float" office:value="0.00099086496100001" calcext:value-type="float">
            <text:p>0.000990865</text:p>
          </table:table-cell>
        </table:table-row>
        <table:table-row table:style-name="ro1">
          <table:table-cell office:value-type="float" office:value="0.246687053004" calcext:value-type="float">
            <text:p>0.246687053</text:p>
          </table:table-cell>
          <table:table-cell/>
          <table:table-cell office:value-type="float" office:value="0.242859736681" calcext:value-type="float">
            <text:p>0.2428597367</text:p>
          </table:table-cell>
          <table:table-cell/>
          <table:table-cell table:formula="of:=[.A161]-[.C161]" office:value-type="float" office:value="0.00382731632299999" calcext:value-type="float">
            <text:p>0.0038273163</text:p>
          </table:table-cell>
        </table:table-row>
        <table:table-row table:style-name="ro1">
          <table:table-cell office:value-type="float" office:value="0.251459364588" calcext:value-type="float">
            <text:p>0.2514593646</text:p>
          </table:table-cell>
          <table:table-cell/>
          <table:table-cell office:value-type="float" office:value="0.246142379154" calcext:value-type="float">
            <text:p>0.2461423792</text:p>
          </table:table-cell>
          <table:table-cell/>
          <table:table-cell table:formula="of:=[.A162]-[.C162]" office:value-type="float" office:value="0.005316985434" calcext:value-type="float">
            <text:p>0.0053169854</text:p>
          </table:table-cell>
        </table:table-row>
        <table:table-row table:style-name="ro1">
          <table:table-cell office:value-type="float" office:value="0.253073890697" calcext:value-type="float">
            <text:p>0.2530738907</text:p>
          </table:table-cell>
          <table:table-cell/>
          <table:table-cell office:value-type="float" office:value="0.249988823165" calcext:value-type="float">
            <text:p>0.2499888232</text:p>
          </table:table-cell>
          <table:table-cell/>
          <table:table-cell table:formula="of:=[.A163]-[.C163]" office:value-type="float" office:value="0.003085067532" calcext:value-type="float">
            <text:p>0.0030850675</text:p>
          </table:table-cell>
        </table:table-row>
        <table:table-row table:style-name="ro1">
          <table:table-cell office:value-type="float" office:value="0.255035706915" calcext:value-type="float">
            <text:p>0.2550357069</text:p>
          </table:table-cell>
          <table:table-cell/>
          <table:table-cell office:value-type="float" office:value="0.25402934428" calcext:value-type="float">
            <text:p>0.2540293443</text:p>
          </table:table-cell>
          <table:table-cell/>
          <table:table-cell table:formula="of:=[.A164]-[.C164]" office:value-type="float" office:value="0.00100636263500004" calcext:value-type="float">
            <text:p>0.0010063626</text:p>
          </table:table-cell>
        </table:table-row>
        <table:table-row table:style-name="ro1">
          <table:table-cell office:value-type="float" office:value="0.258407690322" calcext:value-type="float">
            <text:p>0.2584076903</text:p>
          </table:table-cell>
          <table:table-cell/>
          <table:table-cell office:value-type="float" office:value="0.256702734517" calcext:value-type="float">
            <text:p>0.2567027345</text:p>
          </table:table-cell>
          <table:table-cell/>
          <table:table-cell table:formula="of:=[.A165]-[.C165]" office:value-type="float" office:value="0.00170495580500002" calcext:value-type="float">
            <text:p>0.0017049558</text:p>
          </table:table-cell>
        </table:table-row>
        <table:table-row table:style-name="ro1">
          <table:table-cell office:value-type="float" office:value="0.265375485434" calcext:value-type="float">
            <text:p>0.2653754854</text:p>
          </table:table-cell>
          <table:table-cell/>
          <table:table-cell office:value-type="float" office:value="0.260950781712" calcext:value-type="float">
            <text:p>0.2609507817</text:p>
          </table:table-cell>
          <table:table-cell/>
          <table:table-cell table:formula="of:=[.A166]-[.C166]" office:value-type="float" office:value="0.00442470372199999" calcext:value-type="float">
            <text:p>0.0044247037</text:p>
          </table:table-cell>
        </table:table-row>
        <table:table-row table:style-name="ro1">
          <table:table-cell office:value-type="float" office:value="0.268111065993" calcext:value-type="float">
            <text:p>0.268111066</text:p>
          </table:table-cell>
          <table:table-cell/>
          <table:table-cell office:value-type="float" office:value="0.263094476279" calcext:value-type="float">
            <text:p>0.2630944763</text:p>
          </table:table-cell>
          <table:table-cell/>
          <table:table-cell table:formula="of:=[.A167]-[.C167]" office:value-type="float" office:value="0.00501658971399999" calcext:value-type="float">
            <text:p>0.0050165897</text:p>
          </table:table-cell>
        </table:table-row>
        <table:table-row table:style-name="ro1">
          <table:table-cell office:value-type="float" office:value="0.268800548565" calcext:value-type="float">
            <text:p>0.2688005486</text:p>
          </table:table-cell>
          <table:table-cell/>
          <table:table-cell office:value-type="float" office:value="0.266053531981" calcext:value-type="float">
            <text:p>0.266053532</text:p>
          </table:table-cell>
          <table:table-cell/>
          <table:table-cell table:formula="of:=[.A168]-[.C168]" office:value-type="float" office:value="0.00274701658400001" calcext:value-type="float">
            <text:p>0.0027470166</text:p>
          </table:table-cell>
        </table:table-row>
        <table:table-row table:style-name="ro1">
          <table:table-cell office:value-type="float" office:value="0.270352270234" calcext:value-type="float">
            <text:p>0.2703522702</text:p>
          </table:table-cell>
          <table:table-cell/>
          <table:table-cell office:value-type="float" office:value="0.269055941044" calcext:value-type="float">
            <text:p>0.269055941</text:p>
          </table:table-cell>
          <table:table-cell/>
          <table:table-cell table:formula="of:=[.A169]-[.C169]" office:value-type="float" office:value="0.00129632919" calcext:value-type="float">
            <text:p>0.0012963292</text:p>
          </table:table-cell>
        </table:table-row>
        <table:table-row table:style-name="ro1">
          <table:table-cell office:value-type="float" office:value="0.273131462053" calcext:value-type="float">
            <text:p>0.2731314621</text:p>
          </table:table-cell>
          <table:table-cell/>
          <table:table-cell office:value-type="float" office:value="0.270784732282" calcext:value-type="float">
            <text:p>0.2707847323</text:p>
          </table:table-cell>
          <table:table-cell/>
          <table:table-cell table:formula="of:=[.A170]-[.C170]" office:value-type="float" office:value="0.00234672977099998" calcext:value-type="float">
            <text:p>0.0023467298</text:p>
          </table:table-cell>
        </table:table-row>
        <table:table-row table:style-name="ro1">
          <table:table-cell office:value-type="float" office:value="0.278676389895" calcext:value-type="float">
            <text:p>0.2786763899</text:p>
          </table:table-cell>
          <table:table-cell/>
          <table:table-cell office:value-type="float" office:value="0.27404479276" calcext:value-type="float">
            <text:p>0.2740447928</text:p>
          </table:table-cell>
          <table:table-cell/>
          <table:table-cell table:formula="of:=[.A171]-[.C171]" office:value-type="float" office:value="0.004631597135" calcext:value-type="float">
            <text:p>0.0046315971</text:p>
          </table:table-cell>
        </table:table-row>
        <table:table-row table:style-name="ro1">
          <table:table-cell office:value-type="float" office:value="0.279887550895" calcext:value-type="float">
            <text:p>0.2798875509</text:p>
          </table:table-cell>
          <table:table-cell/>
          <table:table-cell office:value-type="float" office:value="0.27522098953" calcext:value-type="float">
            <text:p>0.2752209895</text:p>
          </table:table-cell>
          <table:table-cell/>
          <table:table-cell table:formula="of:=[.A172]-[.C172]" office:value-type="float" office:value="0.00466656136500004" calcext:value-type="float">
            <text:p>0.0046665614</text:p>
          </table:table-cell>
        </table:table-row>
        <table:table-row table:style-name="ro1">
          <table:table-cell office:value-type="float" office:value="0.279933354427" calcext:value-type="float">
            <text:p>0.2799333544</text:p>
          </table:table-cell>
          <table:table-cell/>
          <table:table-cell office:value-type="float" office:value="0.27721491448" calcext:value-type="float">
            <text:p>0.2772149145</text:p>
          </table:table-cell>
          <table:table-cell/>
          <table:table-cell table:formula="of:=[.A173]-[.C173]" office:value-type="float" office:value="0.00271843994700005" calcext:value-type="float">
            <text:p>0.0027184399</text:p>
          </table:table-cell>
        </table:table-row>
        <table:table-row table:style-name="ro1">
          <table:table-cell office:value-type="float" office:value="0.2808957241" calcext:value-type="float">
            <text:p>0.2808957241</text:p>
          </table:table-cell>
          <table:table-cell/>
          <table:table-cell office:value-type="float" office:value="0.27925018485" calcext:value-type="float">
            <text:p>0.2792501849</text:p>
          </table:table-cell>
          <table:table-cell/>
          <table:table-cell table:formula="of:=[.A174]-[.C174]" office:value-type="float" office:value="0.00164553925000005" calcext:value-type="float">
            <text:p>0.0016455393</text:p>
          </table:table-cell>
        </table:table-row>
        <table:table-row table:style-name="ro1">
          <table:table-cell office:value-type="float" office:value="0.282770016041" calcext:value-type="float">
            <text:p>0.282770016</text:p>
          </table:table-cell>
          <table:table-cell/>
          <table:table-cell office:value-type="float" office:value="0.280044654034" calcext:value-type="float">
            <text:p>0.280044654</text:p>
          </table:table-cell>
          <table:table-cell/>
          <table:table-cell table:formula="of:=[.A175]-[.C175]" office:value-type="float" office:value="0.00272536200700002" calcext:value-type="float">
            <text:p>0.002725362</text:p>
          </table:table-cell>
        </table:table-row>
        <table:table-row table:style-name="ro1">
          <table:table-cell office:value-type="float" office:value="0.287039827692" calcext:value-type="float">
            <text:p>0.2870398277</text:p>
          </table:table-cell>
          <table:table-cell/>
          <table:table-cell office:value-type="float" office:value="0.282329590596" calcext:value-type="float">
            <text:p>0.2823295906</text:p>
          </table:table-cell>
          <table:table-cell/>
          <table:table-cell table:formula="of:=[.A176]-[.C176]" office:value-type="float" office:value="0.00471023709599999" calcext:value-type="float">
            <text:p>0.0047102371</text:p>
          </table:table-cell>
        </table:table-row>
        <table:table-row table:style-name="ro1">
          <table:table-cell office:value-type="float" office:value="0.287033027772" calcext:value-type="float">
            <text:p>0.2870330278</text:p>
          </table:table-cell>
          <table:table-cell/>
          <table:table-cell office:value-type="float" office:value="0.28259646883" calcext:value-type="float">
            <text:p>0.2825964688</text:p>
          </table:table-cell>
          <table:table-cell/>
          <table:table-cell table:formula="of:=[.A177]-[.C177]" office:value-type="float" office:value="0.00443655894200001" calcext:value-type="float">
            <text:p>0.0044365589</text:p>
          </table:table-cell>
        </table:table-row>
        <table:table-row table:style-name="ro1">
          <table:table-cell office:value-type="float" office:value="0.286399308121" calcext:value-type="float">
            <text:p>0.2863993081</text:p>
          </table:table-cell>
          <table:table-cell/>
          <table:table-cell office:value-type="float" office:value="0.283627355345" calcext:value-type="float">
            <text:p>0.2836273553</text:p>
          </table:table-cell>
          <table:table-cell/>
          <table:table-cell table:formula="of:=[.A178]-[.C178]" office:value-type="float" office:value="0.00277195277600001" calcext:value-type="float">
            <text:p>0.0027719528</text:p>
          </table:table-cell>
        </table:table-row>
        <table:table-row table:style-name="ro1">
          <table:table-cell office:value-type="float" office:value="0.286615473248" calcext:value-type="float">
            <text:p>0.2866154732</text:p>
          </table:table-cell>
          <table:table-cell/>
          <table:table-cell office:value-type="float" office:value="0.284756910919" calcext:value-type="float">
            <text:p>0.2847569109</text:p>
          </table:table-cell>
          <table:table-cell/>
          <table:table-cell table:formula="of:=[.A179]-[.C179]" office:value-type="float" office:value="0.001858562329" calcext:value-type="float">
            <text:p>0.0018585623</text:p>
          </table:table-cell>
        </table:table-row>
        <table:table-row table:style-name="ro1">
          <table:table-cell office:value-type="float" office:value="0.28756678626" calcext:value-type="float">
            <text:p>0.2875667863</text:p>
          </table:table-cell>
          <table:table-cell/>
          <table:table-cell office:value-type="float" office:value="0.284626459562" calcext:value-type="float">
            <text:p>0.2846264596</text:p>
          </table:table-cell>
          <table:table-cell/>
          <table:table-cell table:formula="of:=[.A180]-[.C180]" office:value-type="float" office:value="0.00294032669799998" calcext:value-type="float">
            <text:p>0.0029403267</text:p>
          </table:table-cell>
        </table:table-row>
        <table:table-row table:style-name="ro1">
          <table:table-cell office:value-type="float" office:value="0.290767827575" calcext:value-type="float">
            <text:p>0.2907678276</text:p>
          </table:table-cell>
          <table:table-cell/>
          <table:table-cell office:value-type="float" office:value="0.28599752138" calcext:value-type="float">
            <text:p>0.2859975214</text:p>
          </table:table-cell>
          <table:table-cell/>
          <table:table-cell table:formula="of:=[.A181]-[.C181]" office:value-type="float" office:value="0.00477030619499996" calcext:value-type="float">
            <text:p>0.0047703062</text:p>
          </table:table-cell>
        </table:table-row>
        <table:table-row table:style-name="ro1">
          <table:table-cell office:value-type="float" office:value="0.289622439574" calcext:value-type="float">
            <text:p>0.2896224396</text:p>
          </table:table-cell>
          <table:table-cell/>
          <table:table-cell office:value-type="float" office:value="0.285374282061" calcext:value-type="float">
            <text:p>0.2853742821</text:p>
          </table:table-cell>
          <table:table-cell/>
          <table:table-cell table:formula="of:=[.A182]-[.C182]" office:value-type="float" office:value="0.00424815751299995" calcext:value-type="float">
            <text:p>0.0042481575</text:p>
          </table:table-cell>
        </table:table-row>
        <table:table-row table:style-name="ro1">
          <table:table-cell office:value-type="float" office:value="0.288263074112" calcext:value-type="float">
            <text:p>0.2882630741</text:p>
          </table:table-cell>
          <table:table-cell/>
          <table:table-cell office:value-type="float" office:value="0.285508889779" calcext:value-type="float">
            <text:p>0.2855088898</text:p>
          </table:table-cell>
          <table:table-cell/>
          <table:table-cell table:formula="of:=[.A183]-[.C183]" office:value-type="float" office:value="0.00275418433299995" calcext:value-type="float">
            <text:p>0.0027541843</text:p>
          </table:table-cell>
        </table:table-row>
        <table:table-row table:style-name="ro1">
          <table:table-cell office:value-type="float" office:value="0.28770623254" calcext:value-type="float">
            <text:p>0.2877062325</text:p>
          </table:table-cell>
          <table:table-cell/>
          <table:table-cell office:value-type="float" office:value="0.285751971216" calcext:value-type="float">
            <text:p>0.2857519712</text:p>
          </table:table-cell>
          <table:table-cell/>
          <table:table-cell table:formula="of:=[.A184]-[.C184]" office:value-type="float" office:value="0.00195426132400001" calcext:value-type="float">
            <text:p>0.0019542613</text:p>
          </table:table-cell>
        </table:table-row>
        <table:table-row table:style-name="ro1">
          <table:table-cell office:value-type="float" office:value="0.287850540023" calcext:value-type="float">
            <text:p>0.28785054</text:p>
          </table:table-cell>
          <table:table-cell/>
          <table:table-cell office:value-type="float" office:value="0.284757348485" calcext:value-type="float">
            <text:p>0.2847573485</text:p>
          </table:table-cell>
          <table:table-cell/>
          <table:table-cell table:formula="of:=[.A185]-[.C185]" office:value-type="float" office:value="0.00309319153799997" calcext:value-type="float">
            <text:p>0.0030931915</text:p>
          </table:table-cell>
        </table:table-row>
        <table:table-row table:style-name="ro1">
          <table:table-cell office:value-type="float" office:value="0.29005316578" calcext:value-type="float">
            <text:p>0.2900531658</text:p>
          </table:table-cell>
          <table:table-cell/>
          <table:table-cell office:value-type="float" office:value="0.285251157809" calcext:value-type="float">
            <text:p>0.2852511578</text:p>
          </table:table-cell>
          <table:table-cell/>
          <table:table-cell table:formula="of:=[.A186]-[.C186]" office:value-type="float" office:value="0.00480200797099994" calcext:value-type="float">
            <text:p>0.004802008</text:p>
          </table:table-cell>
        </table:table-row>
        <table:table-row table:style-name="ro1">
          <table:table-cell office:value-type="float" office:value="0.287798360684" calcext:value-type="float">
            <text:p>0.2877983607</text:p>
          </table:table-cell>
          <table:table-cell/>
          <table:table-cell office:value-type="float" office:value="0.283783831467" calcext:value-type="float">
            <text:p>0.2837838315</text:p>
          </table:table-cell>
          <table:table-cell/>
          <table:table-cell table:formula="of:=[.A187]-[.C187]" office:value-type="float" office:value="0.00401452921700002" calcext:value-type="float">
            <text:p>0.0040145292</text:p>
          </table:table-cell>
        </table:table-row>
        <table:table-row table:style-name="ro1">
          <table:table-cell office:value-type="float" office:value="0.285722132435" calcext:value-type="float">
            <text:p>0.2857221324</text:p>
          </table:table-cell>
          <table:table-cell/>
          <table:table-cell office:value-type="float" office:value="0.283084362098" calcext:value-type="float">
            <text:p>0.2830843621</text:p>
          </table:table-cell>
          <table:table-cell/>
          <table:table-cell table:formula="of:=[.A188]-[.C188]" office:value-type="float" office:value="0.00263777033700002" calcext:value-type="float">
            <text:p>0.0026377703</text:p>
          </table:table-cell>
        </table:table-row>
        <table:table-row table:style-name="ro1">
          <table:table-cell office:value-type="float" office:value="0.284457288491" calcext:value-type="float">
            <text:p>0.2844572885</text:p>
          </table:table-cell>
          <table:table-cell/>
          <table:table-cell office:value-type="float" office:value="0.282467595596" calcext:value-type="float">
            <text:p>0.2824675956</text:p>
          </table:table-cell>
          <table:table-cell/>
          <table:table-cell table:formula="of:=[.A189]-[.C189]" office:value-type="float" office:value="0.00198969289500001" calcext:value-type="float">
            <text:p>0.0019896929</text:p>
          </table:table-cell>
        </table:table-row>
        <table:table-row table:style-name="ro1">
          <table:table-cell office:value-type="float" office:value="0.283899564137" calcext:value-type="float">
            <text:p>0.2838995641</text:p>
          </table:table-cell>
          <table:table-cell/>
          <table:table-cell office:value-type="float" office:value="0.28067888438" calcext:value-type="float">
            <text:p>0.2806788844</text:p>
          </table:table-cell>
          <table:table-cell/>
          <table:table-cell table:formula="of:=[.A190]-[.C190]" office:value-type="float" office:value="0.00322067975700002" calcext:value-type="float">
            <text:p>0.0032206798</text:p>
          </table:table-cell>
        </table:table-row>
        <table:table-row table:style-name="ro1">
          <table:table-cell office:value-type="float" office:value="0.285100604247" calcext:value-type="float">
            <text:p>0.2851006042</text:p>
          </table:table-cell>
          <table:table-cell/>
          <table:table-cell office:value-type="float" office:value="0.280327722725" calcext:value-type="float">
            <text:p>0.2803277227</text:p>
          </table:table-cell>
          <table:table-cell/>
          <table:table-cell table:formula="of:=[.A191]-[.C191]" office:value-type="float" office:value="0.00477288152200001" calcext:value-type="float">
            <text:p>0.0047728815</text:p>
          </table:table-cell>
        </table:table-row>
        <table:table-row table:style-name="ro1">
          <table:table-cell office:value-type="float" office:value="0.281775651878" calcext:value-type="float">
            <text:p>0.2817756519</text:p>
          </table:table-cell>
          <table:table-cell/>
          <table:table-cell office:value-type="float" office:value="0.278075616536" calcext:value-type="float">
            <text:p>0.2780756165</text:p>
          </table:table-cell>
          <table:table-cell/>
          <table:table-cell table:formula="of:=[.A192]-[.C192]" office:value-type="float" office:value="0.00370003534200003" calcext:value-type="float">
            <text:p>0.0037000353</text:p>
          </table:table-cell>
        </table:table-row>
        <table:table-row table:style-name="ro1">
          <table:table-cell office:value-type="float" office:value="0.279033447072" calcext:value-type="float">
            <text:p>0.2790334471</text:p>
          </table:table-cell>
          <table:table-cell/>
          <table:table-cell office:value-type="float" office:value="0.276597902965" calcext:value-type="float">
            <text:p>0.276597903</text:p>
          </table:table-cell>
          <table:table-cell/>
          <table:table-cell table:formula="of:=[.A193]-[.C193]" office:value-type="float" office:value="0.00243554410700003" calcext:value-type="float">
            <text:p>0.0024355441</text:p>
          </table:table-cell>
        </table:table-row>
        <table:table-row table:style-name="ro1">
          <table:table-cell office:value-type="float" office:value="0.277155839642" calcext:value-type="float">
            <text:p>0.2771558396</text:p>
          </table:table-cell>
          <table:table-cell/>
          <table:table-cell office:value-type="float" office:value="0.27515835812" calcext:value-type="float">
            <text:p>0.2751583581</text:p>
          </table:table-cell>
          <table:table-cell/>
          <table:table-cell table:formula="of:=[.A194]-[.C194]" office:value-type="float" office:value="0.00199748152199997" calcext:value-type="float">
            <text:p>0.0019974815</text:p>
          </table:table-cell>
        </table:table-row>
        <table:table-row table:style-name="ro1">
          <table:table-cell office:value-type="float" office:value="0.275975234622" calcext:value-type="float">
            <text:p>0.2759752346</text:p>
          </table:table-cell>
          <table:table-cell/>
          <table:table-cell office:value-type="float" office:value="0.272643858218" calcext:value-type="float">
            <text:p>0.2726438582</text:p>
          </table:table-cell>
          <table:table-cell/>
          <table:table-cell table:formula="of:=[.A195]-[.C195]" office:value-type="float" office:value="0.00333137640400005" calcext:value-type="float">
            <text:p>0.0033313764</text:p>
          </table:table-cell>
        </table:table-row>
        <table:table-row table:style-name="ro1">
          <table:table-cell office:value-type="float" office:value="0.276152501744" calcext:value-type="float">
            <text:p>0.2761525017</text:p>
          </table:table-cell>
          <table:table-cell/>
          <table:table-cell office:value-type="float" office:value="0.271484676484" calcext:value-type="float">
            <text:p>0.2714846765</text:p>
          </table:table-cell>
          <table:table-cell/>
          <table:table-cell table:formula="of:=[.A196]-[.C196]" office:value-type="float" office:value="0.00466782525999998" calcext:value-type="float">
            <text:p>0.0046678253</text:p>
          </table:table-cell>
        </table:table-row>
        <table:table-row table:style-name="ro1">
          <table:table-cell office:value-type="float" office:value="0.271811007329" calcext:value-type="float">
            <text:p>0.2718110073</text:p>
          </table:table-cell>
          <table:table-cell/>
          <table:table-cell office:value-type="float" office:value="0.26850806894" calcext:value-type="float">
            <text:p>0.2685080689</text:p>
          </table:table-cell>
          <table:table-cell/>
          <table:table-cell table:formula="of:=[.A197]-[.C197]" office:value-type="float" office:value="0.00330293838899998" calcext:value-type="float">
            <text:p>0.0033029384</text:p>
          </table:table-cell>
        </table:table-row>
        <table:table-row table:style-name="ro1">
          <table:table-cell office:value-type="float" office:value="0.268463873754" calcext:value-type="float">
            <text:p>0.2684638738</text:p>
          </table:table-cell>
          <table:table-cell/>
          <table:table-cell office:value-type="float" office:value="0.266310087031" calcext:value-type="float">
            <text:p>0.266310087</text:p>
          </table:table-cell>
          <table:table-cell/>
          <table:table-cell table:formula="of:=[.A198]-[.C198]" office:value-type="float" office:value="0.00215378672299998" calcext:value-type="float">
            <text:p>0.0021537867</text:p>
          </table:table-cell>
        </table:table-row>
        <table:table-row table:style-name="ro1">
          <table:table-cell office:value-type="float" office:value="0.266066865246" calcext:value-type="float">
            <text:p>0.2660668652</text:p>
          </table:table-cell>
          <table:table-cell/>
          <table:table-cell office:value-type="float" office:value="0.264088992286" calcext:value-type="float">
            <text:p>0.2640889923</text:p>
          </table:table-cell>
          <table:table-cell/>
          <table:table-cell table:formula="of:=[.A199]-[.C199]" office:value-type="float" office:value="0.00197787296000002" calcext:value-type="float">
            <text:p>0.001977873</text:p>
          </table:table-cell>
        </table:table-row>
        <table:table-row table:style-name="ro1">
          <table:table-cell office:value-type="float" office:value="0.264348055183" calcext:value-type="float">
            <text:p>0.2643480552</text:p>
          </table:table-cell>
          <table:table-cell/>
          <table:table-cell office:value-type="float" office:value="0.260914066478" calcext:value-type="float">
            <text:p>0.2609140665</text:p>
          </table:table-cell>
          <table:table-cell/>
          <table:table-cell table:formula="of:=[.A200]-[.C200]" office:value-type="float" office:value="0.003433988705" calcext:value-type="float">
            <text:p>0.0034339887</text:p>
          </table:table-cell>
        </table:table-row>
        <table:table-row table:style-name="ro1">
          <table:table-cell office:value-type="float" office:value="0.26349413187" calcext:value-type="float">
            <text:p>0.2634941319</text:p>
          </table:table-cell>
          <table:table-cell/>
          <table:table-cell office:value-type="float" office:value="0.258993687397" calcext:value-type="float">
            <text:p>0.2589936874</text:p>
          </table:table-cell>
          <table:table-cell/>
          <table:table-cell table:formula="of:=[.A201]-[.C201]" office:value-type="float" office:value="0.00450044447299996" calcext:value-type="float">
            <text:p>0.0045004445</text:p>
          </table:table-cell>
        </table:table-row>
        <table:table-row table:style-name="ro1">
          <table:table-cell office:value-type="float" office:value="0.258193008687" calcext:value-type="float">
            <text:p>0.2581930087</text:p>
          </table:table-cell>
          <table:table-cell/>
          <table:table-cell office:value-type="float" office:value="0.255346162616" calcext:value-type="float">
            <text:p>0.2553461626</text:p>
          </table:table-cell>
          <table:table-cell/>
          <table:table-cell table:formula="of:=[.A202]-[.C202]" office:value-type="float" office:value="0.002846846071" calcext:value-type="float">
            <text:p>0.0028468461</text:p>
          </table:table-cell>
        </table:table-row>
        <table:table-row table:style-name="ro1">
          <table:table-cell office:value-type="float" office:value="0.254281004101" calcext:value-type="float">
            <text:p>0.2542810041</text:p>
          </table:table-cell>
          <table:table-cell/>
          <table:table-cell office:value-type="float" office:value="0.252491337319" calcext:value-type="float">
            <text:p>0.2524913373</text:p>
          </table:table-cell>
          <table:table-cell/>
          <table:table-cell table:formula="of:=[.A203]-[.C203]" office:value-type="float" office:value="0.00178966678200004" calcext:value-type="float">
            <text:p>0.0017896668</text:p>
          </table:table-cell>
        </table:table-row>
        <table:table-row table:style-name="ro1">
          <table:table-cell office:value-type="float" office:value="0.251429939883" calcext:value-type="float">
            <text:p>0.2514299399</text:p>
          </table:table-cell>
          <table:table-cell/>
          <table:table-cell office:value-type="float" office:value="0.249539117083" calcext:value-type="float">
            <text:p>0.2495391171</text:p>
          </table:table-cell>
          <table:table-cell/>
          <table:table-cell table:formula="of:=[.A204]-[.C204]" office:value-type="float" office:value="0.0018908228" calcext:value-type="float">
            <text:p>0.0018908228</text:p>
          </table:table-cell>
        </table:table-row>
        <table:table-row table:style-name="ro1">
          <table:table-cell office:value-type="float" office:value="0.249286164589" calcext:value-type="float">
            <text:p>0.2492861646</text:p>
          </table:table-cell>
          <table:table-cell/>
          <table:table-cell office:value-type="float" office:value="0.24575452782" calcext:value-type="float">
            <text:p>0.2457545278</text:p>
          </table:table-cell>
          <table:table-cell/>
          <table:table-cell table:formula="of:=[.A205]-[.C205]" office:value-type="float" office:value="0.00353163676900001" calcext:value-type="float">
            <text:p>0.0035316368</text:p>
          </table:table-cell>
        </table:table-row>
        <table:table-row table:style-name="ro1">
          <table:table-cell office:value-type="float" office:value="0.247474531096" calcext:value-type="float">
            <text:p>0.2474745311</text:p>
          </table:table-cell>
          <table:table-cell/>
          <table:table-cell office:value-type="float" office:value="0.24313954115" calcext:value-type="float">
            <text:p>0.2431395412</text:p>
          </table:table-cell>
          <table:table-cell/>
          <table:table-cell table:formula="of:=[.A206]-[.C206]" office:value-type="float" office:value="0.00433498994600001" calcext:value-type="float">
            <text:p>0.0043349899</text:p>
          </table:table-cell>
        </table:table-row>
        <table:table-row table:style-name="ro1">
          <table:table-cell office:value-type="float" office:value="0.241269857153" calcext:value-type="float">
            <text:p>0.2412698572</text:p>
          </table:table-cell>
          <table:table-cell/>
          <table:table-cell office:value-type="float" office:value="0.238872776223" calcext:value-type="float">
            <text:p>0.2388727762</text:p>
          </table:table-cell>
          <table:table-cell/>
          <table:table-cell table:formula="of:=[.A207]-[.C207]" office:value-type="float" office:value="0.00239708093000002" calcext:value-type="float">
            <text:p>0.0023970809</text:p>
          </table:table-cell>
        </table:table-row>
        <table:table-row table:style-name="ro1">
          <table:table-cell office:value-type="float" office:value="0.236779667466" calcext:value-type="float">
            <text:p>0.2367796675</text:p>
          </table:table-cell>
          <table:table-cell/>
          <table:table-cell office:value-type="float" office:value="0.235408830331" calcext:value-type="float">
            <text:p>0.2354088303</text:p>
          </table:table-cell>
          <table:table-cell/>
          <table:table-cell table:formula="of:=[.A208]-[.C208]" office:value-type="float" office:value="0.001370837135" calcext:value-type="float">
            <text:p>0.0013708371</text:p>
          </table:table-cell>
        </table:table-row>
        <table:table-row table:style-name="ro1">
          <table:table-cell office:value-type="float" office:value="0.233474143839" calcext:value-type="float">
            <text:p>0.2334741438</text:p>
          </table:table-cell>
          <table:table-cell/>
          <table:table-cell office:value-type="float" office:value="0.231810720018" calcext:value-type="float">
            <text:p>0.23181072</text:p>
          </table:table-cell>
          <table:table-cell/>
          <table:table-cell table:formula="of:=[.A209]-[.C209]" office:value-type="float" office:value="0.00166342382100002" calcext:value-type="float">
            <text:p>0.0016634238</text:p>
          </table:table-cell>
        </table:table-row>
        <table:table-row table:style-name="ro1">
          <table:table-cell office:value-type="float" office:value="0.23099407287" calcext:value-type="float">
            <text:p>0.2309940729</text:p>
          </table:table-cell>
          <table:table-cell/>
          <table:table-cell office:value-type="float" office:value="0.227448113507" calcext:value-type="float">
            <text:p>0.2274481135</text:p>
          </table:table-cell>
          <table:table-cell/>
          <table:table-cell table:formula="of:=[.A210]-[.C210]" office:value-type="float" office:value="0.00354595936299998" calcext:value-type="float">
            <text:p>0.0035459594</text:p>
          </table:table-cell>
        </table:table-row>
        <table:table-row table:style-name="ro1">
          <table:table-cell office:value-type="float" office:value="0.228504834914" calcext:value-type="float">
            <text:p>0.2285048349</text:p>
          </table:table-cell>
          <table:table-cell/>
          <table:table-cell office:value-type="float" office:value="0.224194991143" calcext:value-type="float">
            <text:p>0.2241949911</text:p>
          </table:table-cell>
          <table:table-cell/>
          <table:table-cell table:formula="of:=[.A211]-[.C211]" office:value-type="float" office:value="0.00430984377100002" calcext:value-type="float">
            <text:p>0.0043098438</text:p>
          </table:table-cell>
        </table:table-row>
        <table:table-row table:style-name="ro1">
          <table:table-cell office:value-type="float" office:value="0.221526018029" calcext:value-type="float">
            <text:p>0.221526018</text:p>
          </table:table-cell>
          <table:table-cell/>
          <table:table-cell office:value-type="float" office:value="0.219407920354" calcext:value-type="float">
            <text:p>0.2194079204</text:p>
          </table:table-cell>
          <table:table-cell/>
          <table:table-cell table:formula="of:=[.A212]-[.C212]" office:value-type="float" office:value="0.00211809767499999" calcext:value-type="float">
            <text:p>0.0021180977</text:p>
          </table:table-cell>
        </table:table-row>
        <table:table-row table:style-name="ro1">
          <table:table-cell office:value-type="float" office:value="0.216350724992" calcext:value-type="float">
            <text:p>0.216350725</text:p>
          </table:table-cell>
          <table:table-cell/>
          <table:table-cell office:value-type="float" office:value="0.21534057371" calcext:value-type="float">
            <text:p>0.2153405737</text:p>
          </table:table-cell>
          <table:table-cell/>
          <table:table-cell table:formula="of:=[.A213]-[.C213]" office:value-type="float" office:value="0.00101015128200002" calcext:value-type="float">
            <text:p>0.0010101513</text:p>
          </table:table-cell>
        </table:table-row>
        <table:table-row table:style-name="ro1">
          <table:table-cell office:value-type="float" office:value="0.212485377528" calcext:value-type="float">
            <text:p>0.2124853775</text:p>
          </table:table-cell>
          <table:table-cell/>
          <table:table-cell office:value-type="float" office:value="0.211178053187" calcext:value-type="float">
            <text:p>0.2111780532</text:p>
          </table:table-cell>
          <table:table-cell/>
          <table:table-cell table:formula="of:=[.A214]-[.C214]" office:value-type="float" office:value="0.001307324341" calcext:value-type="float">
            <text:p>0.0013073243</text:p>
          </table:table-cell>
        </table:table-row>
        <table:table-row table:style-name="ro1">
          <table:table-cell office:value-type="float" office:value="0.209601694272" calcext:value-type="float">
            <text:p>0.2096016943</text:p>
          </table:table-cell>
          <table:table-cell/>
          <table:table-cell office:value-type="float" office:value="0.206336512605" calcext:value-type="float">
            <text:p>0.2063365126</text:p>
          </table:table-cell>
          <table:table-cell/>
          <table:table-cell table:formula="of:=[.A215]-[.C215]" office:value-type="float" office:value="0.00326518166699999" calcext:value-type="float">
            <text:p>0.0032651817</text:p>
          </table:table-cell>
        </table:table-row>
        <table:table-row table:style-name="ro1">
          <table:table-cell office:value-type="float" office:value="0.206703947779" calcext:value-type="float">
            <text:p>0.2067039478</text:p>
          </table:table-cell>
          <table:table-cell/>
          <table:table-cell office:value-type="float" office:value="0.202424706549" calcext:value-type="float">
            <text:p>0.2024247065</text:p>
          </table:table-cell>
          <table:table-cell/>
          <table:table-cell table:formula="of:=[.A216]-[.C216]" office:value-type="float" office:value="0.00427924123000001" calcext:value-type="float">
            <text:p>0.0042792412</text:p>
          </table:table-cell>
        </table:table-row>
        <table:table-row table:style-name="ro1">
          <table:table-cell office:value-type="float" office:value="0.199477733696" calcext:value-type="float">
            <text:p>0.1994777337</text:p>
          </table:table-cell>
          <table:table-cell/>
          <table:table-cell office:value-type="float" office:value="0.197224332305" calcext:value-type="float">
            <text:p>0.1972243323</text:p>
          </table:table-cell>
          <table:table-cell/>
          <table:table-cell table:formula="of:=[.A217]-[.C217]" office:value-type="float" office:value="0.002253401391" calcext:value-type="float">
            <text:p>0.0022534014</text:p>
          </table:table-cell>
        </table:table-row>
        <table:table-row table:style-name="ro1">
          <table:table-cell office:value-type="float" office:value="0.193626675317" calcext:value-type="float">
            <text:p>0.1936266753</text:p>
          </table:table-cell>
          <table:table-cell/>
          <table:table-cell office:value-type="float" office:value="0.192655864851" calcext:value-type="float">
            <text:p>0.1926558649</text:p>
          </table:table-cell>
          <table:table-cell/>
          <table:table-cell table:formula="of:=[.A218]-[.C218]" office:value-type="float" office:value="0.000970810466000005" calcext:value-type="float">
            <text:p>0.0009708105</text:p>
          </table:table-cell>
        </table:table-row>
        <table:table-row table:style-name="ro1">
          <table:table-cell office:value-type="float" office:value="0.18892502612" calcext:value-type="float">
            <text:p>0.1889250261</text:p>
          </table:table-cell>
          <table:table-cell/>
          <table:table-cell office:value-type="float" office:value="0.187892663518" calcext:value-type="float">
            <text:p>0.1878926635</text:p>
          </table:table-cell>
          <table:table-cell/>
          <table:table-cell table:formula="of:=[.A219]-[.C219]" office:value-type="float" office:value="0.00103236260199999" calcext:value-type="float">
            <text:p>0.0010323626</text:p>
          </table:table-cell>
        </table:table-row>
        <table:table-row table:style-name="ro1">
          <table:table-cell office:value-type="float" office:value="0.185377395773" calcext:value-type="float">
            <text:p>0.1853773958</text:p>
          </table:table-cell>
          <table:table-cell/>
          <table:table-cell office:value-type="float" office:value="0.182688304082" calcext:value-type="float">
            <text:p>0.1826883041</text:p>
          </table:table-cell>
          <table:table-cell/>
          <table:table-cell table:formula="of:=[.A220]-[.C220]" office:value-type="float" office:value="0.00268909169100001" calcext:value-type="float">
            <text:p>0.0026890917</text:p>
          </table:table-cell>
        </table:table-row>
        <table:table-row table:style-name="ro1">
          <table:table-cell office:value-type="float" office:value="0.181718215648" calcext:value-type="float">
            <text:p>0.1817182156</text:p>
          </table:table-cell>
          <table:table-cell/>
          <table:table-cell office:value-type="float" office:value="0.17824469246" calcext:value-type="float">
            <text:p>0.1782446925</text:p>
          </table:table-cell>
          <table:table-cell/>
          <table:table-cell table:formula="of:=[.A221]-[.C221]" office:value-type="float" office:value="0.00347352318800001" calcext:value-type="float">
            <text:p>0.0034735232</text:p>
          </table:table-cell>
        </table:table-row>
        <table:table-row table:style-name="ro1">
          <table:table-cell office:value-type="float" office:value="0.17451073992" calcext:value-type="float">
            <text:p>0.1745107399</text:p>
          </table:table-cell>
          <table:table-cell/>
          <table:table-cell office:value-type="float" office:value="0.172573652374" calcext:value-type="float">
            <text:p>0.1725736524</text:p>
          </table:table-cell>
          <table:table-cell/>
          <table:table-cell table:formula="of:=[.A222]-[.C222]" office:value-type="float" office:value="0.001937087546" calcext:value-type="float">
            <text:p>0.0019370875</text:p>
          </table:table-cell>
        </table:table-row>
        <table:table-row table:style-name="ro1">
          <table:table-cell office:value-type="float" office:value="0.169120586697" calcext:value-type="float">
            <text:p>0.1691205867</text:p>
          </table:table-cell>
          <table:table-cell/>
          <table:table-cell office:value-type="float" office:value="0.167612110736" calcext:value-type="float">
            <text:p>0.1676121107</text:p>
          </table:table-cell>
          <table:table-cell/>
          <table:table-cell table:formula="of:=[.A223]-[.C223]" office:value-type="float" office:value="0.00150847596100001" calcext:value-type="float">
            <text:p>0.001508476</text:p>
          </table:table-cell>
        </table:table-row>
        <table:table-row table:style-name="ro1">
          <table:table-cell office:value-type="float" office:value="0.163698486855" calcext:value-type="float">
            <text:p>0.1636984869</text:p>
          </table:table-cell>
          <table:table-cell/>
          <table:table-cell office:value-type="float" office:value="0.162439745032" calcext:value-type="float">
            <text:p>0.162439745</text:p>
          </table:table-cell>
          <table:table-cell/>
          <table:table-cell table:formula="of:=[.A224]-[.C224]" office:value-type="float" office:value="0.00125874182299998" calcext:value-type="float">
            <text:p>0.0012587418</text:p>
          </table:table-cell>
        </table:table-row>
        <table:table-row table:style-name="ro1">
          <table:table-cell office:value-type="float" office:value="0.158941950454" calcext:value-type="float">
            <text:p>0.1589419505</text:p>
          </table:table-cell>
          <table:table-cell/>
          <table:table-cell office:value-type="float" office:value="0.156771754823" calcext:value-type="float">
            <text:p>0.1567717548</text:p>
          </table:table-cell>
          <table:table-cell/>
          <table:table-cell table:formula="of:=[.A225]-[.C225]" office:value-type="float" office:value="0.00217019563100002" calcext:value-type="float">
            <text:p>0.0021701956</text:p>
          </table:table-cell>
        </table:table-row>
        <table:table-row table:style-name="ro1">
          <table:table-cell office:value-type="float" office:value="0.154003314895" calcext:value-type="float">
            <text:p>0.1540033149</text:p>
          </table:table-cell>
          <table:table-cell/>
          <table:table-cell office:value-type="float" office:value="0.151873169853" calcext:value-type="float">
            <text:p>0.1518731699</text:p>
          </table:table-cell>
          <table:table-cell/>
          <table:table-cell table:formula="of:=[.A226]-[.C226]" office:value-type="float" office:value="0.00213014504199999" calcext:value-type="float">
            <text:p>0.002130145</text:p>
          </table:table-cell>
        </table:table-row>
        <table:table-row table:style-name="ro1">
          <table:table-cell office:value-type="float" office:value="0.146506732979" calcext:value-type="float">
            <text:p>0.146506733</text:p>
          </table:table-cell>
          <table:table-cell/>
          <table:table-cell office:value-type="float" office:value="0.145986111773" calcext:value-type="float">
            <text:p>0.1459861118</text:p>
          </table:table-cell>
          <table:table-cell/>
          <table:table-cell table:formula="of:=[.A227]-[.C227]" office:value-type="float" office:value="0.000520621205999994" calcext:value-type="float">
            <text:p>0.0005206212</text:p>
          </table:table-cell>
        </table:table-row>
        <table:table-row table:style-name="ro1">
          <table:table-cell office:value-type="float" office:value="0.141550758508" calcext:value-type="float">
            <text:p>0.1415507585</text:p>
          </table:table-cell>
          <table:table-cell/>
          <table:table-cell office:value-type="float" office:value="0.140517982802" calcext:value-type="float">
            <text:p>0.1405179828</text:p>
          </table:table-cell>
          <table:table-cell/>
          <table:table-cell table:formula="of:=[.A228]-[.C228]" office:value-type="float" office:value="0.00103277570599999" calcext:value-type="float">
            <text:p>0.0010327757</text:p>
          </table:table-cell>
        </table:table-row>
        <table:table-row table:style-name="ro1">
          <table:table-cell office:value-type="float" office:value="0.137076440379" calcext:value-type="float">
            <text:p>0.1370764404</text:p>
          </table:table-cell>
          <table:table-cell/>
          <table:table-cell office:value-type="float" office:value="0.134927797359" calcext:value-type="float">
            <text:p>0.1349277974</text:p>
          </table:table-cell>
          <table:table-cell/>
          <table:table-cell table:formula="of:=[.A229]-[.C229]" office:value-type="float" office:value="0.00214864302000001" calcext:value-type="float">
            <text:p>0.002148643</text:p>
          </table:table-cell>
        </table:table-row>
        <table:table-row table:style-name="ro1">
          <table:table-cell office:value-type="float" office:value="0.131864698401" calcext:value-type="float">
            <text:p>0.1318646984</text:p>
          </table:table-cell>
          <table:table-cell/>
          <table:table-cell office:value-type="float" office:value="0.129119010466" calcext:value-type="float">
            <text:p>0.1291190105</text:p>
          </table:table-cell>
          <table:table-cell/>
          <table:table-cell table:formula="of:=[.A230]-[.C230]" office:value-type="float" office:value="0.00274568793499999" calcext:value-type="float">
            <text:p>0.0027456879</text:p>
          </table:table-cell>
        </table:table-row>
        <table:table-row table:style-name="ro1">
          <table:table-cell office:value-type="float" office:value="0.124766796221" calcext:value-type="float">
            <text:p>0.1247667962</text:p>
          </table:table-cell>
          <table:table-cell/>
          <table:table-cell office:value-type="float" office:value="0.123708403913" calcext:value-type="float">
            <text:p>0.1237084039</text:p>
          </table:table-cell>
          <table:table-cell/>
          <table:table-cell table:formula="of:=[.A231]-[.C231]" office:value-type="float" office:value="0.00105839230799999" calcext:value-type="float">
            <text:p>0.0010583923</text:p>
          </table:table-cell>
        </table:table-row>
        <table:table-row table:style-name="ro1">
          <table:table-cell office:value-type="float" office:value="0.116662659343" calcext:value-type="float">
            <text:p>0.1166626593</text:p>
          </table:table-cell>
          <table:table-cell/>
          <table:table-cell office:value-type="float" office:value="0.117484703602" calcext:value-type="float">
            <text:p>0.1174847036</text:p>
          </table:table-cell>
          <table:table-cell/>
          <table:table-cell table:formula="of:=[.A232]-[.C232]" office:value-type="float" office:value="-0.00082204425900001" calcext:value-type="float">
            <text:p>-0.0008220443</text:p>
          </table:table-cell>
        </table:table-row>
        <table:table-row table:style-name="ro1">
          <table:table-cell office:value-type="float" office:value="0.111480407759" calcext:value-type="float">
            <text:p>0.1114804078</text:p>
          </table:table-cell>
          <table:table-cell/>
          <table:table-cell office:value-type="float" office:value="0.111848056854" calcext:value-type="float">
            <text:p>0.1118480569</text:p>
          </table:table-cell>
          <table:table-cell/>
          <table:table-cell table:formula="of:=[.A233]-[.C233]" office:value-type="float" office:value="-0.000367649095000006" calcext:value-type="float">
            <text:p>-0.0003676491</text:p>
          </table:table-cell>
        </table:table-row>
        <table:table-row table:style-name="ro1">
          <table:table-cell office:value-type="float" office:value="0.10715814473" calcext:value-type="float">
            <text:p>0.1071581447</text:p>
          </table:table-cell>
          <table:table-cell/>
          <table:table-cell office:value-type="float" office:value="0.105961322018" calcext:value-type="float">
            <text:p>0.105961322</text:p>
          </table:table-cell>
          <table:table-cell/>
          <table:table-cell table:formula="of:=[.A234]-[.C234]" office:value-type="float" office:value="0.00119682271199999" calcext:value-type="float">
            <text:p>0.0011968227</text:p>
          </table:table-cell>
        </table:table-row>
        <table:table-row table:style-name="ro1">
          <table:table-cell office:value-type="float" office:value="0.103133589582" calcext:value-type="float">
            <text:p>0.1031335896</text:p>
          </table:table-cell>
          <table:table-cell/>
          <table:table-cell office:value-type="float" office:value="0.0997597942166" calcext:value-type="float">
            <text:p>0.0997597942</text:p>
          </table:table-cell>
          <table:table-cell/>
          <table:table-cell table:formula="of:=[.A235]-[.C235]" office:value-type="float" office:value="0.0033737953654" calcext:value-type="float">
            <text:p>0.0033737954</text:p>
          </table:table-cell>
        </table:table-row>
        <table:table-row table:style-name="ro1">
          <table:table-cell office:value-type="float" office:value="0.0978724319814" calcext:value-type="float">
            <text:p>0.097872432</text:p>
          </table:table-cell>
          <table:table-cell/>
          <table:table-cell office:value-type="float" office:value="0.0940873304825" calcext:value-type="float">
            <text:p>0.0940873305</text:p>
          </table:table-cell>
          <table:table-cell/>
          <table:table-cell table:formula="of:=[.A236]-[.C236]" office:value-type="float" office:value="0.00378510149889999" calcext:value-type="float">
            <text:p>0.0037851015</text:p>
          </table:table-cell>
        </table:table-row>
        <table:table-row table:style-name="ro1">
          <table:table-cell office:value-type="float" office:value="0.0882996971952" calcext:value-type="float">
            <text:p>0.0882996972</text:p>
          </table:table-cell>
          <table:table-cell/>
          <table:table-cell office:value-type="float" office:value="0.0878331046962" calcext:value-type="float">
            <text:p>0.0878331047</text:p>
          </table:table-cell>
          <table:table-cell/>
          <table:table-cell table:formula="of:=[.A237]-[.C237]" office:value-type="float" office:value="0.000466592498999996" calcext:value-type="float">
            <text:p>0.0004665925</text:p>
          </table:table-cell>
        </table:table-row>
        <table:table-row table:style-name="ro1">
          <table:table-cell office:value-type="float" office:value="0.0805751657333" calcext:value-type="float">
            <text:p>0.0805751657</text:p>
          </table:table-cell>
          <table:table-cell/>
          <table:table-cell office:value-type="float" office:value="0.0817631581444" calcext:value-type="float">
            <text:p>0.0817631581</text:p>
          </table:table-cell>
          <table:table-cell/>
          <table:table-cell table:formula="of:=[.A238]-[.C238]" office:value-type="float" office:value="-0.0011879924111" calcext:value-type="float">
            <text:p>-0.0011879924</text:p>
          </table:table-cell>
        </table:table-row>
        <table:table-row table:style-name="ro1">
          <table:table-cell office:value-type="float" office:value="0.0754270823305" calcext:value-type="float">
            <text:p>0.0754270823</text:p>
          </table:table-cell>
          <table:table-cell/>
          <table:table-cell office:value-type="float" office:value="0.0756052934751" calcext:value-type="float">
            <text:p>0.0756052935</text:p>
          </table:table-cell>
          <table:table-cell/>
          <table:table-cell table:formula="of:=[.A239]-[.C239]" office:value-type="float" office:value="-0.000178211144599996" calcext:value-type="float">
            <text:p>-0.0001782111</text:p>
          </table:table-cell>
        </table:table-row>
        <table:table-row table:style-name="ro1">
          <table:table-cell office:value-type="float" office:value="0.0710224940314" calcext:value-type="float">
            <text:p>0.071022494</text:p>
          </table:table-cell>
          <table:table-cell/>
          <table:table-cell office:value-type="float" office:value="0.0694359734414" calcext:value-type="float">
            <text:p>0.0694359734</text:p>
          </table:table-cell>
          <table:table-cell/>
          <table:table-cell table:formula="of:=[.A240]-[.C240]" office:value-type="float" office:value="0.00158652059" calcext:value-type="float">
            <text:p>0.0015865206</text:p>
          </table:table-cell>
        </table:table-row>
        <table:table-row table:style-name="ro1">
          <table:table-cell office:value-type="float" office:value="0.0651147069907" calcext:value-type="float">
            <text:p>0.065114707</text:p>
          </table:table-cell>
          <table:table-cell/>
          <table:table-cell office:value-type="float" office:value="0.0634205792404" calcext:value-type="float">
            <text:p>0.0634205792</text:p>
          </table:table-cell>
          <table:table-cell/>
          <table:table-cell table:formula="of:=[.A241]-[.C241]" office:value-type="float" office:value="0.00169412775030001" calcext:value-type="float">
            <text:p>0.0016941278</text:p>
          </table:table-cell>
        </table:table-row>
        <table:table-row table:style-name="ro1">
          <table:table-cell office:value-type="float" office:value="0.0575706879242" calcext:value-type="float">
            <text:p>0.0575706879</text:p>
          </table:table-cell>
          <table:table-cell/>
          <table:table-cell office:value-type="float" office:value="0.0569392116792" calcext:value-type="float">
            <text:p>0.0569392117</text:p>
          </table:table-cell>
          <table:table-cell/>
          <table:table-cell table:formula="of:=[.A242]-[.C242]" office:value-type="float" office:value="0.000631476245000005" calcext:value-type="float">
            <text:p>0.0006314762</text:p>
          </table:table-cell>
        </table:table-row>
        <table:table-row table:style-name="ro1">
          <table:table-cell office:value-type="float" office:value="0.0522204304665" calcext:value-type="float">
            <text:p>0.0522204305</text:p>
          </table:table-cell>
          <table:table-cell/>
          <table:table-cell office:value-type="float" office:value="0.0508147008736" calcext:value-type="float">
            <text:p>0.0508147009</text:p>
          </table:table-cell>
          <table:table-cell/>
          <table:table-cell table:formula="of:=[.A243]-[.C243]" office:value-type="float" office:value="0.0014057295929" calcext:value-type="float">
            <text:p>0.0014057296</text:p>
          </table:table-cell>
        </table:table-row>
        <table:table-row table:style-name="ro1">
          <table:table-cell office:value-type="float" office:value="0.0449594003692" calcext:value-type="float">
            <text:p>0.0449594004</text:p>
          </table:table-cell>
          <table:table-cell/>
          <table:table-cell office:value-type="float" office:value="0.0445916769486" calcext:value-type="float">
            <text:p>0.0445916769</text:p>
          </table:table-cell>
          <table:table-cell/>
          <table:table-cell table:formula="of:=[.A244]-[.C244]" office:value-type="float" office:value="0.0003677234206" calcext:value-type="float">
            <text:p>0.0003677234</text:p>
          </table:table-cell>
        </table:table-row>
        <table:table-row table:style-name="ro1">
          <table:table-cell office:value-type="float" office:value="0.038008181352" calcext:value-type="float">
            <text:p>0.0380081814</text:p>
          </table:table-cell>
          <table:table-cell/>
          <table:table-cell office:value-type="float" office:value="0.0381976150282" calcext:value-type="float">
            <text:p>0.038197615</text:p>
          </table:table-cell>
          <table:table-cell/>
          <table:table-cell table:formula="of:=[.A245]-[.C245]" office:value-type="float" office:value="-0.000189433676200002" calcext:value-type="float">
            <text:p>-0.0001894337</text:p>
          </table:table-cell>
        </table:table-row>
        <table:table-row table:style-name="ro1">
          <table:table-cell office:value-type="float" office:value="0.0309828259259" calcext:value-type="float">
            <text:p>0.0309828259</text:p>
          </table:table-cell>
          <table:table-cell/>
          <table:table-cell office:value-type="float" office:value="0.0319997165494" calcext:value-type="float">
            <text:p>0.0319997165</text:p>
          </table:table-cell>
          <table:table-cell/>
          <table:table-cell table:formula="of:=[.A246]-[.C246]" office:value-type="float" office:value="-0.0010168906235" calcext:value-type="float">
            <text:p>-0.0010168906</text:p>
          </table:table-cell>
        </table:table-row>
        <table:table-row table:style-name="ro1">
          <table:table-cell office:value-type="float" office:value="0.0237601073589" calcext:value-type="float">
            <text:p>0.0237601074</text:p>
          </table:table-cell>
          <table:table-cell/>
          <table:table-cell office:value-type="float" office:value="0.0256599426413" calcext:value-type="float">
            <text:p>0.0256599426</text:p>
          </table:table-cell>
          <table:table-cell/>
          <table:table-cell table:formula="of:=[.A247]-[.C247]" office:value-type="float" office:value="-0.0018998352824" calcext:value-type="float">
            <text:p>-0.0018998353</text:p>
          </table:table-cell>
        </table:table-row>
        <table:table-row table:style-name="ro1">
          <table:table-cell office:value-type="float" office:value="0.0191925419588" calcext:value-type="float">
            <text:p>0.019192542</text:p>
          </table:table-cell>
          <table:table-cell/>
          <table:table-cell office:value-type="float" office:value="0.0194221381706" calcext:value-type="float">
            <text:p>0.0194221382</text:p>
          </table:table-cell>
          <table:table-cell/>
          <table:table-cell table:formula="of:=[.A248]-[.C248]" office:value-type="float" office:value="-0.0002295962118" calcext:value-type="float">
            <text:p>-0.0002295962</text:p>
          </table:table-cell>
        </table:table-row>
        <table:table-row table:style-name="ro1">
          <table:table-cell office:value-type="float" office:value="0.0146915523925" calcext:value-type="float">
            <text:p>0.0146915524</text:p>
          </table:table-cell>
          <table:table-cell/>
          <table:table-cell office:value-type="float" office:value="0.0131750526708" calcext:value-type="float">
            <text:p>0.0131750527</text:p>
          </table:table-cell>
          <table:table-cell/>
          <table:table-cell table:formula="of:=[.A249]-[.C249]" office:value-type="float" office:value="0.0015164997217" calcext:value-type="float">
            <text:p>0.0015164997</text:p>
          </table:table-cell>
        </table:table-row>
        <table:table-row table:style-name="ro1">
          <table:table-cell office:value-type="float" office:value="0.00991097601664" calcext:value-type="float">
            <text:p>0.009910976</text:p>
          </table:table-cell>
          <table:table-cell/>
          <table:table-cell office:value-type="float" office:value="0.00724674411277" calcext:value-type="float">
            <text:p>0.0072467441</text:p>
          </table:table-cell>
          <table:table-cell/>
          <table:table-cell table:formula="of:=[.A250]-[.C250]" office:value-type="float" office:value="0.00266423190387" calcext:value-type="float">
            <text:p>0.00266423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2T23:16:15.696460574</dc:date>
    <meta:document-statistic meta:table-count="1" meta:cell-count="750" meta:object-count="3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74cm" svg:y="4.201cm" style:legend-expansion="high" chart:style-name="ch2"/>
        <chart:plot-area chart:style-name="ch3" table:cell-range-address="Sheet1.A1:Sheet1.A250" svg:x="0.32cm" svg:y="0.18cm" svg:width="12.534cm" svg:height="8.64cm">
          <chartooo:coordinate-region svg:x="1.232cm" svg:y="0.38cm" svg:width="11.342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250" chart:class="chart:scatter">
            <chart:data-point chart:repeated="2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0067982775">
                <text:p>0.010067982775</text:p>
                <draw:g>
                  <svg:desc>Sheet1.A1:Sheet1.A2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991097601665">
                <text:p>0.009910976016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46915523925">
                <text:p>0.01469155239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91925419588">
                <text:p>0.01919254195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37601073589">
                <text:p>0.02376010735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09828259259">
                <text:p>0.03098282592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8008181352">
                <text:p>0.0380081813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49594003692">
                <text:p>0.04495940036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22204304665">
                <text:p>0.05222043046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75706879242">
                <text:p>0.05757068792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51147069907">
                <text:p>0.06511470699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710224940314">
                <text:p>0.07102249403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754270823305">
                <text:p>0.07542708233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805751657333">
                <text:p>0.0805751657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82996971952">
                <text:p>0.08829969719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978724319814">
                <text:p>0.09787243198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03133589582">
                <text:p>0.1031335895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0715814473">
                <text:p>0.107158144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11480407759">
                <text:p>0.1114804077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16662659343">
                <text:p>0.1166626593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24766796221">
                <text:p>0.1247667962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31864698401">
                <text:p>0.1318646984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37076440379">
                <text:p>0.1370764403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41550758508">
                <text:p>0.1415507585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46506732979">
                <text:p>0.1465067329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54003314895">
                <text:p>0.1540033148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58941950454">
                <text:p>0.1589419504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63698486855">
                <text:p>0.1636984868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69120586697">
                <text:p>0.1691205866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7451073992">
                <text:p>0.174510739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81718215648">
                <text:p>0.1817182156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85377395773">
                <text:p>0.1853773957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8892502612">
                <text:p>0.188925026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93626675317">
                <text:p>0.1936266753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99477733696">
                <text:p>0.1994777336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06703947779">
                <text:p>0.2067039477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09601694272">
                <text:p>0.2096016942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12485377528">
                <text:p>0.2124853775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16350724992">
                <text:p>0.2163507249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21526018029">
                <text:p>0.2215260180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28504834914">
                <text:p>0.2285048349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3099407287">
                <text:p>0.2309940728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33474143839">
                <text:p>0.2334741438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36779667466">
                <text:p>0.2367796674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41269857153">
                <text:p>0.2412698571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47474531096">
                <text:p>0.2474745310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49286164589">
                <text:p>0.24928616458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51429939883">
                <text:p>0.2514299398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54281004101">
                <text:p>0.2542810041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58193008687">
                <text:p>0.2581930086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6349413187">
                <text:p>0.2634941318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64348055183">
                <text:p>0.26434805518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66066865246">
                <text:p>0.26606686524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68463873754">
                <text:p>0.2684638737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71811007329">
                <text:p>0.27181100732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76152501744">
                <text:p>0.2761525017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75975234622">
                <text:p>0.27597523462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77155839642">
                <text:p>0.27715583964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79033447072">
                <text:p>0.2790334470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81775651878">
                <text:p>0.2817756518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85100604247">
                <text:p>0.2851006042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83899564137">
                <text:p>0.28389956413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84457288491">
                <text:p>0.2844572884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85722132435">
                <text:p>0.2857221324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87798360684">
                <text:p>0.2877983606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9005316578">
                <text:p>0.2900531657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87850540023">
                <text:p>0.2878505400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8770623254">
                <text:p>0.2877062325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88263074112">
                <text:p>0.2882630741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89622439574">
                <text:p>0.2896224395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90767827575">
                <text:p>0.2907678275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8756678626">
                <text:p>0.287566786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86615473248">
                <text:p>0.2866154732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86399308121">
                <text:p>0.28639930812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87033027772">
                <text:p>0.28703302777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87039827692">
                <text:p>0.2870398276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82770016041">
                <text:p>0.28277001604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808957241">
                <text:p>0.28089572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79933354427">
                <text:p>0.27993335442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79887550895">
                <text:p>0.27988755089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78676389895">
                <text:p>0.2786763898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73131462053">
                <text:p>0.27313146205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70352270234">
                <text:p>0.27035227023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68800548565">
                <text:p>0.26880054856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68111065993">
                <text:p>0.26811106599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65375485434">
                <text:p>0.26537548543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58407690322">
                <text:p>0.25840769032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55035706915">
                <text:p>0.25503570691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53073890697">
                <text:p>0.25307389069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51459364588">
                <text:p>0.25145936458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246687053004">
                <text:p>0.24668705300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38800922955">
                <text:p>0.2388009229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3521663339">
                <text:p>0.2352166333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32626615965">
                <text:p>0.23262661596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228987105998">
                <text:p>0.2289871059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22861627359">
                <text:p>0.22286162735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14851372531">
                <text:p>0.21485137253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210893468704">
                <text:p>0.21089346870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05996187891">
                <text:p>0.20599618789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01255843328">
                <text:p>0.20125584332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94909931475">
                <text:p>0.19490993147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86647760754">
                <text:p>0.18664776075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80094538778">
                <text:p>0.18009453877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74451447773">
                <text:p>0.17445144777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70217662839">
                <text:p>0.17021766283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63154490473">
                <text:p>0.16315449047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51917472961">
                <text:p>0.15191747296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45189472809">
                <text:p>0.14518947280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40556826154">
                <text:p>0.14055682615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3614686908">
                <text:p>0.1361468690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25280983293">
                <text:p>0.12528098329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14196295928">
                <text:p>0.11419629592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087842023">
                <text:p>0.108784202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04005392762">
                <text:p>0.10400539276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946447899166">
                <text:p>0.094644789916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849605237429">
                <text:p>0.084960523742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75557636239">
                <text:p>0.07555763623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69488877837">
                <text:p>0.06948887783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59200330585">
                <text:p>0.05920033058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532857385733">
                <text:p>0.053285738573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443429863746">
                <text:p>0.044342986374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33011471597">
                <text:p>0.03301147159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232944607816">
                <text:p>0.023294460781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179476759365">
                <text:p>0.017947675936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12313230039">
                <text:p>0.01231323003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442260525879">
                <text:p>0.0044226052587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123132300391">
                <text:p>0.012313230039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179476759365">
                <text:p>0.017947675936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232944607816">
                <text:p>0.023294460781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330114715971">
                <text:p>0.033011471597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443429863746">
                <text:p>0.044342986374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532857385733">
                <text:p>0.053285738573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59200330585">
                <text:p>0.05920033058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694888778371">
                <text:p>0.069488877837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75557636239">
                <text:p>0.07555763623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849605237429">
                <text:p>0.084960523742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946447899166">
                <text:p>0.094644789916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04005392762">
                <text:p>0.10400539276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087842023">
                <text:p>0.108784202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14196295928">
                <text:p>0.11419629592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25280983293">
                <text:p>0.12528098329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3614686908">
                <text:p>0.1361468690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40556826154">
                <text:p>0.14055682615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45189472809">
                <text:p>0.14518947280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51917472961">
                <text:p>0.15191747296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63154490473">
                <text:p>0.16315449047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70217662839">
                <text:p>0.17021766283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74451447773">
                <text:p>0.17445144777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80094538778">
                <text:p>0.18009453877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86647760754">
                <text:p>0.18664776075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94909931475">
                <text:p>0.1949099314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201255843328">
                <text:p>0.20125584332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205996187891">
                <text:p>0.20599618789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210893468704">
                <text:p>0.21089346870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214851372531">
                <text:p>0.21485137253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222861627359">
                <text:p>0.22286162735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228987105998">
                <text:p>0.22898710599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232626615965">
                <text:p>0.23262661596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23521663339">
                <text:p>0.2352166333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238800922955">
                <text:p>0.23880092295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246687053004">
                <text:p>0.24668705300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251459364588">
                <text:p>0.25145936458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253073890697">
                <text:p>0.25307389069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255035706915">
                <text:p>0.25503570691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258407690322">
                <text:p>0.25840769032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265375485434">
                <text:p>0.26537548543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268111065993">
                <text:p>0.26811106599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268800548565">
                <text:p>0.26880054856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270352270234">
                <text:p>0.27035227023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273131462053">
                <text:p>0.27313146205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278676389895">
                <text:p>0.27867638989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279887550895">
                <text:p>0.27988755089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279933354427">
                <text:p>0.27993335442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2808957241">
                <text:p>0.280895724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282770016041">
                <text:p>0.28277001604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287039827692">
                <text:p>0.28703982769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287033027772">
                <text:p>0.28703302777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286399308121">
                <text:p>0.28639930812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286615473248">
                <text:p>0.28661547324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28756678626">
                <text:p>0.2875667862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290767827575">
                <text:p>0.29076782757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289622439574">
                <text:p>0.28962243957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288263074112">
                <text:p>0.28826307411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28770623254">
                <text:p>0.2877062325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287850540023">
                <text:p>0.28785054002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29005316578">
                <text:p>0.2900531657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287798360684">
                <text:p>0.28779836068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285722132435">
                <text:p>0.28572213243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284457288491">
                <text:p>0.28445728849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283899564137">
                <text:p>0.28389956413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285100604247">
                <text:p>0.28510060424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281775651878">
                <text:p>0.28177565187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279033447072">
                <text:p>0.27903344707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277155839642">
                <text:p>0.27715583964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275975234622">
                <text:p>0.27597523462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276152501744">
                <text:p>0.27615250174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271811007329">
                <text:p>0.27181100732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268463873754">
                <text:p>0.26846387375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266066865246">
                <text:p>0.26606686524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264348055183">
                <text:p>0.26434805518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26349413187">
                <text:p>0.2634941318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258193008687">
                <text:p>0.25819300868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254281004101">
                <text:p>0.25428100410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251429939883">
                <text:p>0.25142993988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249286164589">
                <text:p>0.24928616458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247474531096">
                <text:p>0.24747453109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241269857153">
                <text:p>0.24126985715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236779667466">
                <text:p>0.23677966746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233474143839">
                <text:p>0.23347414383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23099407287">
                <text:p>0.2309940728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228504834914">
                <text:p>0.22850483491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221526018029">
                <text:p>0.22152601802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216350724992">
                <text:p>0.21635072499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212485377528">
                <text:p>0.21248537752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209601694272">
                <text:p>0.20960169427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206703947779">
                <text:p>0.20670394777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199477733696">
                <text:p>0.19947773369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193626675317">
                <text:p>0.19362667531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18892502612">
                <text:p>0.1889250261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185377395773">
                <text:p>0.18537739577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181718215648">
                <text:p>0.18171821564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17451073992">
                <text:p>0.1745107399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169120586697">
                <text:p>0.16912058669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163698486855">
                <text:p>0.16369848685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158941950454">
                <text:p>0.15894195045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154003314895">
                <text:p>0.15400331489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146506732979">
                <text:p>0.14650673297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141550758508">
                <text:p>0.14155075850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137076440379">
                <text:p>0.13707644037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131864698401">
                <text:p>0.13186469840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124766796221">
                <text:p>0.12476679622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116662659343">
                <text:p>0.11666265934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111480407759">
                <text:p>0.11148040775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10715814473">
                <text:p>0.1071581447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103133589582">
                <text:p>0.10313358958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978724319814">
                <text:p>0.097872431981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882996971952">
                <text:p>0.088299697195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805751657333">
                <text:p>0.080575165733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754270823305">
                <text:p>0.075427082330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710224940314">
                <text:p>0.071022494031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651147069907">
                <text:p>0.065114706990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575706879242">
                <text:p>0.057570687924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522204304665">
                <text:p>0.052220430466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449594003692">
                <text:p>0.044959400369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38008181352">
                <text:p>0.03800818135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309828259259">
                <text:p>0.030982825925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237601073589">
                <text:p>0.023760107358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191925419588">
                <text:p>0.019192541958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146915523925">
                <text:p>0.014691552392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991097601664">
                <text:p>0.009910976016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2cm" svg:height="9.005cm" xlink:href=".." xlink:type="simple" chart:class="chart:scatter" chart:style-name="ch1">
        <chart:legend chart:legend-position="end" svg:x="13.14cm" svg:y="4.203cm" style:legend-expansion="high" chart:style-name="ch2"/>
        <chart:plot-area chart:style-name="ch3" table:cell-range-address="Sheet1.C1:Sheet1.C250" svg:x="0.319cm" svg:y="0.18cm" svg:width="12.502cm" svg:height="8.645cm">
          <chartooo:coordinate-region svg:x="1.231cm" svg:y="0.38cm" svg:width="11.31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1:Sheet1.C250" chart:class="chart:scatter">
            <chart:data-point chart:repeated="2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346993930617">
                <text:p>0.00346993930617</text:p>
                <draw:g>
                  <svg:desc>Sheet1.C1:Sheet1.C2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724674411277">
                <text:p>0.007246744112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31750526708">
                <text:p>0.01317505267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94221381706">
                <text:p>0.01942213817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56599426413">
                <text:p>0.02565994264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19997165494">
                <text:p>0.03199971654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81976150282">
                <text:p>0.03819761502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45916769486">
                <text:p>0.04459167694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08147008736">
                <text:p>0.05081470087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69392116792">
                <text:p>0.05693921167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34205792404">
                <text:p>0.06342057924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94359734414">
                <text:p>0.06943597344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756052934752">
                <text:p>0.07560529347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817631581444">
                <text:p>0.08176315814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78331046962">
                <text:p>0.08783310469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940873304825">
                <text:p>0.09408733048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997597942166">
                <text:p>0.09975979421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05961322018">
                <text:p>0.1059613220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11848056854">
                <text:p>0.1118480568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17484703602">
                <text:p>0.1174847036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23708403913">
                <text:p>0.1237084039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29119010466">
                <text:p>0.1291190104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34927797359">
                <text:p>0.1349277973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40517982802">
                <text:p>0.1405179828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45986111773">
                <text:p>0.1459861117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51873169853">
                <text:p>0.1518731698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56771754823">
                <text:p>0.1567717548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62439745032">
                <text:p>0.1624397450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67612110736">
                <text:p>0.1676121107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72573652374">
                <text:p>0.1725736523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7824469246">
                <text:p>0.178244692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82688304082">
                <text:p>0.1826883040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87892663518">
                <text:p>0.1878926635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92655864851">
                <text:p>0.1926558648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97224332305">
                <text:p>0.1972243323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02424706549">
                <text:p>0.2024247065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06336512605">
                <text:p>0.2063365126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11178053187">
                <text:p>0.2111780531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1534057371">
                <text:p>0.215340573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19407920354">
                <text:p>0.21940792035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24194991143">
                <text:p>0.2241949911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27448113507">
                <text:p>0.2274481135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31810720018">
                <text:p>0.2318107200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35408830331">
                <text:p>0.2354088303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38872776223">
                <text:p>0.2388727762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4313954115">
                <text:p>0.243139541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4575452782">
                <text:p>0.245754527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49539117083">
                <text:p>0.2495391170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52491337319">
                <text:p>0.2524913373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55346162616">
                <text:p>0.2553461626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58993687397">
                <text:p>0.25899368739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60914066478">
                <text:p>0.2609140664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64088992286">
                <text:p>0.26408899228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66310087031">
                <text:p>0.26631008703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6850806894">
                <text:p>0.2685080689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71484676484">
                <text:p>0.2714846764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72643858218">
                <text:p>0.2726438582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7515835812">
                <text:p>0.275158358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76597902965">
                <text:p>0.27659790296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78075616536">
                <text:p>0.2780756165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80327722725">
                <text:p>0.2803277227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8067888438">
                <text:p>0.280678884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82467595596">
                <text:p>0.2824675955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83084362098">
                <text:p>0.28308436209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83783831467">
                <text:p>0.2837838314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85251157809">
                <text:p>0.28525115780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84757348485">
                <text:p>0.28475734848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85751971216">
                <text:p>0.2857519712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85508889779">
                <text:p>0.2855088897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85374282061">
                <text:p>0.28537428206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8599752138">
                <text:p>0.285997521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84626459562">
                <text:p>0.2846264595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84756910919">
                <text:p>0.2847569109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83627355345">
                <text:p>0.28362735534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8259646883">
                <text:p>0.2825964688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82329590596">
                <text:p>0.28232959059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80044654034">
                <text:p>0.28004465403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7925018485">
                <text:p>0.2792501848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7721491448">
                <text:p>0.277214914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7522098953">
                <text:p>0.2752209895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7404479276">
                <text:p>0.2740447927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70784732282">
                <text:p>0.2707847322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69055941044">
                <text:p>0.2690559410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66053531981">
                <text:p>0.26605353198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63094476279">
                <text:p>0.26309447627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60950781712">
                <text:p>0.2609507817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56702734517">
                <text:p>0.25670273451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5402934428">
                <text:p>0.254029344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49988823165">
                <text:p>0.24998882316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46142379154">
                <text:p>0.24614237915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242859736681">
                <text:p>0.24285973668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37810057994">
                <text:p>0.23781005799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33949287281">
                <text:p>0.23394928728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2912337014">
                <text:p>0.2291233701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224130880086">
                <text:p>0.2241308800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199738194">
                <text:p>0.219973819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13888245328">
                <text:p>0.2138882453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209131807035">
                <text:p>0.20913180703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03293601144">
                <text:p>0.20329360114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97450467492">
                <text:p>0.19745046749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92216370546">
                <text:p>0.19221637054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85362321538">
                <text:p>0.18536232153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79558721371">
                <text:p>0.17955872137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72920478788">
                <text:p>0.17292047878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66169824053">
                <text:p>0.16616982405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59990363265">
                <text:p>0.15999036326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52426044737">
                <text:p>0.15242604473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45722129717">
                <text:p>0.14572212971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38358285608">
                <text:p>0.13835828560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30881882901">
                <text:p>0.13088188290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23824737596">
                <text:p>0.12382473759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15754799305">
                <text:p>0.11575479930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08178108444">
                <text:p>0.10817810844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00353245937">
                <text:p>0.10035324593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921335947365">
                <text:p>0.092133594736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845677242404">
                <text:p>0.084567724240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759059031119">
                <text:p>0.075905903111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680284712603">
                <text:p>0.068028471260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594917217659">
                <text:p>0.059491721765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512537916544">
                <text:p>0.051253791654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428165704554">
                <text:p>0.042816570455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34370790607">
                <text:p>0.03437079060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257879128438">
                <text:p>0.025787912843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174101807193">
                <text:p>0.017410180719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893193410184">
                <text:p>0.0089319341018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25850406112">
                <text:p>0.002585040611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893193410184">
                <text:p>0.0089319341018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174101807193">
                <text:p>0.017410180719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257879128438">
                <text:p>0.025787912843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34370790607">
                <text:p>0.03437079060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428165704554">
                <text:p>0.042816570455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512537916545">
                <text:p>0.051253791654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594917217659">
                <text:p>0.059491721765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680284712603">
                <text:p>0.068028471260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759059031119">
                <text:p>0.075905903111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845677242404">
                <text:p>0.084567724240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921335947365">
                <text:p>0.092133594736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00353245937">
                <text:p>0.10035324593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08178108444">
                <text:p>0.10817810844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15754799305">
                <text:p>0.11575479930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23824737596">
                <text:p>0.12382473759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30881882901">
                <text:p>0.13088188290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38358285608">
                <text:p>0.13835828560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45722129717">
                <text:p>0.14572212971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52426044737">
                <text:p>0.15242604473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59990363265">
                <text:p>0.15999036326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66169824053">
                <text:p>0.16616982405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72920478788">
                <text:p>0.17292047878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79558721371">
                <text:p>0.17955872137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85362321538">
                <text:p>0.18536232153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92216370546">
                <text:p>0.19221637054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97450467492">
                <text:p>0.19745046749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203293601144">
                <text:p>0.20329360114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209131807035">
                <text:p>0.20913180703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213888245328">
                <text:p>0.21388824532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2199738194">
                <text:p>0.219973819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224130880086">
                <text:p>0.22413088008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22912337014">
                <text:p>0.2291233701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233949287281">
                <text:p>0.23394928728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237810057994">
                <text:p>0.23781005799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242859736681">
                <text:p>0.24285973668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246142379154">
                <text:p>0.24614237915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249988823165">
                <text:p>0.24998882316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25402934428">
                <text:p>0.2540293442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256702734517">
                <text:p>0.25670273451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260950781712">
                <text:p>0.26095078171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263094476279">
                <text:p>0.26309447627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266053531981">
                <text:p>0.26605353198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269055941044">
                <text:p>0.26905594104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270784732282">
                <text:p>0.27078473228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27404479276">
                <text:p>0.2740447927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27522098953">
                <text:p>0.2752209895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27721491448">
                <text:p>0.2772149144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27925018485">
                <text:p>0.2792501848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280044654034">
                <text:p>0.28004465403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282329590596">
                <text:p>0.28232959059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28259646883">
                <text:p>0.2825964688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283627355345">
                <text:p>0.28362735534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284756910919">
                <text:p>0.28475691091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284626459562">
                <text:p>0.28462645956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28599752138">
                <text:p>0.2859975213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285374282061">
                <text:p>0.28537428206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285508889779">
                <text:p>0.28550888977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285751971216">
                <text:p>0.28575197121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284757348485">
                <text:p>0.28475734848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285251157809">
                <text:p>0.28525115780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283783831467">
                <text:p>0.28378383146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283084362098">
                <text:p>0.28308436209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282467595596">
                <text:p>0.28246759559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28067888438">
                <text:p>0.2806788843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280327722725">
                <text:p>0.28032772272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278075616536">
                <text:p>0.27807561653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276597902965">
                <text:p>0.27659790296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27515835812">
                <text:p>0.2751583581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272643858218">
                <text:p>0.27264385821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271484676484">
                <text:p>0.27148467648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26850806894">
                <text:p>0.2685080689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266310087031">
                <text:p>0.26631008703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264088992286">
                <text:p>0.26408899228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260914066478">
                <text:p>0.26091406647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258993687397">
                <text:p>0.25899368739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255346162616">
                <text:p>0.25534616261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252491337319">
                <text:p>0.25249133731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249539117083">
                <text:p>0.24953911708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24575452782">
                <text:p>0.2457545278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24313954115">
                <text:p>0.2431395411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238872776223">
                <text:p>0.23887277622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235408830331">
                <text:p>0.23540883033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231810720018">
                <text:p>0.23181072001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227448113507">
                <text:p>0.22744811350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224194991143">
                <text:p>0.22419499114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219407920354">
                <text:p>0.21940792035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21534057371">
                <text:p>0.2153405737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211178053187">
                <text:p>0.21117805318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206336512605">
                <text:p>0.20633651260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202424706549">
                <text:p>0.20242470654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197224332305">
                <text:p>0.19722433230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192655864851">
                <text:p>0.19265586485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187892663518">
                <text:p>0.18789266351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182688304082">
                <text:p>0.18268830408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17824469246">
                <text:p>0.1782446924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172573652374">
                <text:p>0.17257365237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167612110736">
                <text:p>0.16761211073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162439745032">
                <text:p>0.16243974503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156771754823">
                <text:p>0.15677175482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151873169853">
                <text:p>0.15187316985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145986111773">
                <text:p>0.14598611177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140517982802">
                <text:p>0.14051798280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134927797359">
                <text:p>0.13492779735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129119010466">
                <text:p>0.12911901046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123708403913">
                <text:p>0.12370840391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117484703602">
                <text:p>0.11748470360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111848056854">
                <text:p>0.11184805685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105961322018">
                <text:p>0.10596132201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997597942166">
                <text:p>0.099759794216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940873304825">
                <text:p>0.094087330482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878331046962">
                <text:p>0.087833104696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817631581444">
                <text:p>0.081763158144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756052934751">
                <text:p>0.075605293475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694359734414">
                <text:p>0.069435973441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634205792404">
                <text:p>0.063420579240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569392116792">
                <text:p>0.056939211679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508147008736">
                <text:p>0.050814700873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445916769486">
                <text:p>0.044591676948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381976150282">
                <text:p>0.038197615028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319997165494">
                <text:p>0.031999716549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256599426413">
                <text:p>0.025659942641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194221381706">
                <text:p>0.019422138170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131750526708">
                <text:p>0.013175052670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724674411277">
                <text:p>0.007246744112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E1:Sheet1.E250" svg:x="0.32cm" svg:y="0.18cm" svg:width="15.36cm" svg:height="8.64cm">
          <chartooo:coordinate-region svg:x="1.524cm" svg:y="0.379cm" svg:width="13.876cm" svg:height="8.242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E1:Sheet1.E250" chart:class="chart:scatter">
            <chart:data-point chart:repeated="25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659804346883">
                <text:p>0.00659804346883</text:p>
                <draw:g>
                  <svg:desc>Sheet1.E1:Sheet1.E2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66423190388">
                <text:p>0.002664231903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5164997217">
                <text:p>0.00151649972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002295962118">
                <text:p>-0.00022959621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18998352824">
                <text:p>-0.00189983528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10168906235">
                <text:p>-0.00101689062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00189433676200002">
                <text:p>-0.0001894336762000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3677234206">
                <text:p>0.00036772342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14057295929">
                <text:p>0.00140572959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631476245000005">
                <text:p>0.0006314762450000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169412775030001">
                <text:p>0.001694127750300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158652059">
                <text:p>0.001586520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001782111447">
                <text:p>-0.00017821114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011879924111">
                <text:p>-0.00118799241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466592498999996">
                <text:p>0.0004665924989999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378510149889999">
                <text:p>0.003785101498899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33737953654">
                <text:p>0.00337379536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119682271199999">
                <text:p>0.001196822711999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00367649095000006">
                <text:p>-0.0003676490950000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0082204425900001">
                <text:p>-0.000822044259000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105839230799999">
                <text:p>0.001058392307999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274568793499999">
                <text:p>0.002745687934999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214864302000001">
                <text:p>0.002148643020000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103277570599999">
                <text:p>0.001032775705999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520621205999994">
                <text:p>0.0005206212059999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213014504199999">
                <text:p>0.002130145041999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217019563100002">
                <text:p>0.002170195631000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125874182299998">
                <text:p>0.001258741822999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150847596100001">
                <text:p>0.001508475961000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1937087546">
                <text:p>0.0019370875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347352318800001">
                <text:p>0.003473523188000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268909169100001">
                <text:p>0.002689091691000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103236260199999">
                <text:p>0.001032362601999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970810466000005">
                <text:p>0.0009708104660000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2253401391">
                <text:p>0.0022534013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427924123000001">
                <text:p>0.004279241230000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326518166699999">
                <text:p>0.003265181666999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1307324341">
                <text:p>0.0013073243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101015128200002">
                <text:p>0.001010151282000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211809767499999">
                <text:p>0.002118097674999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430984377100002">
                <text:p>0.004309843771000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354595936299998">
                <text:p>0.003545959362999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166342382100002">
                <text:p>0.001663423821000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1370837135">
                <text:p>0.0013708371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239708093000002">
                <text:p>0.002397080930000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433498994600001">
                <text:p>0.004334989946000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353163676900001">
                <text:p>0.003531636769000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18908228">
                <text:p>0.00189082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178966678200004">
                <text:p>0.001789666782000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2846846071">
                <text:p>0.00284684607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450044447299996">
                <text:p>0.004500444472999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3433988705">
                <text:p>0.0034339887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197787296000002">
                <text:p>0.001977872960000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215378672299998">
                <text:p>0.0021537867229999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330293838899998">
                <text:p>0.003302938388999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466782525999998">
                <text:p>0.004667825259999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333137640400005">
                <text:p>0.003331376404000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199748152199997">
                <text:p>0.001997481521999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243554410700003">
                <text:p>0.002435544107000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370003534200003">
                <text:p>0.003700035342000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477288152200001">
                <text:p>0.004772881522000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322067975700002">
                <text:p>0.003220679757000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198969289500001">
                <text:p>0.001989692895000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263777033700002">
                <text:p>0.002637770337000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401452921700002">
                <text:p>0.004014529217000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480200797099994">
                <text:p>0.0048020079709999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309319153799997">
                <text:p>0.0030931915379999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195426132400001">
                <text:p>0.001954261324000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275418433299995">
                <text:p>0.002754184332999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424815751299995">
                <text:p>0.0042481575129999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477030619499996">
                <text:p>0.004770306194999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294032669799998">
                <text:p>0.002940326697999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1858562329">
                <text:p>0.00185856232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277195277600001">
                <text:p>0.002771952776000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443655894200001">
                <text:p>0.004436558942000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471023709599999">
                <text:p>0.004710237095999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272536200700002">
                <text:p>0.002725362007000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164553925000005">
                <text:p>0.001645539250000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271843994700005">
                <text:p>0.002718439947000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466656136500004">
                <text:p>0.004666561365000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4631597135">
                <text:p>0.00463159713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234672977099998">
                <text:p>0.002346729770999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129632919">
                <text:p>0.0012963291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274701658400001">
                <text:p>0.002747016584000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501658971399999">
                <text:p>0.005016589713999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442470372199999">
                <text:p>0.004424703721999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170495580500002">
                <text:p>0.0017049558050000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100636263500004">
                <text:p>0.0010063626350000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3085067532">
                <text:p>0.00308506753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5316985434">
                <text:p>0.00531698543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382731632299999">
                <text:p>0.003827316322999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99086496100001">
                <text:p>0.000990864961000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126734610899998">
                <text:p>0.001267346108999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350324582500003">
                <text:p>0.0035032458250000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4856225912">
                <text:p>0.00485622591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288780795899998">
                <text:p>0.002887807958999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963127203000014">
                <text:p>0.00096312720300001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176166166899999">
                <text:p>0.001761661668999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2702586747">
                <text:p>0.00270258674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380537583600002">
                <text:p>0.0038053758360000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2693560929">
                <text:p>0.00269356092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1285439216">
                <text:p>0.00128543921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0535817407000011">
                <text:p>0.00053581740700001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153096898500002">
                <text:p>0.0015309689850000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404783878600001">
                <text:p>0.004047838786000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316412720799999">
                <text:p>0.0031641272079999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000508571776">
                <text:p>-0.00050857177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000532656908000001">
                <text:p>-0.00053265690800000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219854054599999">
                <text:p>0.0021985405459999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526498617899998">
                <text:p>0.0052649861789999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145624569699999">
                <text:p>0.001456245696999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001558503377">
                <text:p>-0.00155850337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0606093856000009">
                <text:p>0.00060609385600000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365214682499999">
                <text:p>0.0036521468249999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25111951801">
                <text:p>0.002511195180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0392799502499999">
                <text:p>0.00039279950249999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000348266872900002">
                <text:p>-0.00034826687290000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14604065767">
                <text:p>0.001460406576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000291391180899998">
                <text:p>-0.00029139118089999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20319469189">
                <text:p>0.002031946918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15264159192">
                <text:p>0.001526415919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00135931901">
                <text:p>-0.0013593190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0024934520622">
                <text:p>-0.002493452062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05374952172">
                <text:p>0.000537495217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338129593716">
                <text:p>0.0033812959371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183756464759">
                <text:p>0.0018375646475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338129593726">
                <text:p>0.0033812959372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05374952172">
                <text:p>0.000537495217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0024934520622">
                <text:p>-0.002493452062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0013593190099">
                <text:p>-0.001359319009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15264159192">
                <text:p>0.001526415919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20319469188">
                <text:p>0.002031946918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000291391180899998">
                <text:p>-0.00029139118089999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146040657680001">
                <text:p>0.0014604065768000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000348266872900002">
                <text:p>-0.00034826687290000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0392799502499999">
                <text:p>0.00039279950249999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25111951801">
                <text:p>0.002511195180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365214682499999">
                <text:p>0.0036521468249999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0606093856000009">
                <text:p>0.00060609385600000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001558503377">
                <text:p>-0.00155850337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145624569699999">
                <text:p>0.0014562456969999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526498617899998">
                <text:p>0.0052649861789999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219854054599999">
                <text:p>0.0021985405459999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000532656908000001">
                <text:p>-0.00053265690800000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000508571776">
                <text:p>-0.00050857177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316412720799999">
                <text:p>0.0031641272079999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404783878600001">
                <text:p>0.0040478387860000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153096898500002">
                <text:p>0.0015309689850000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0535817407000011">
                <text:p>0.00053581740700001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1285439216">
                <text:p>0.00128543921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2693560929">
                <text:p>0.00269356092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380537583600002">
                <text:p>0.0038053758360000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2702586747">
                <text:p>0.00270258674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176166166899999">
                <text:p>0.0017616616689999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0963127203000014">
                <text:p>0.00096312720300001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288780795899998">
                <text:p>0.0028878079589999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4856225912">
                <text:p>0.00485622591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350324582500003">
                <text:p>0.0035032458250000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126734610899998">
                <text:p>0.0012673461089999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099086496100001">
                <text:p>0.0009908649610000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382731632299999">
                <text:p>0.0038273163229999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5316985434">
                <text:p>0.00531698543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3085067532">
                <text:p>0.00308506753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100636263500004">
                <text:p>0.0010063626350000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170495580500002">
                <text:p>0.0017049558050000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442470372199999">
                <text:p>0.0044247037219999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501658971399999">
                <text:p>0.0050165897139999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274701658400001">
                <text:p>0.0027470165840000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129632919">
                <text:p>0.0012963291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234672977099998">
                <text:p>0.0023467297709999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4631597135">
                <text:p>0.00463159713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466656136500004">
                <text:p>0.0046665613650000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271843994700005">
                <text:p>0.0027184399470000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164553925000005">
                <text:p>0.0016455392500000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272536200700002">
                <text:p>0.0027253620070000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471023709599999">
                <text:p>0.0047102370959999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443655894200001">
                <text:p>0.0044365589420000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277195277600001">
                <text:p>0.0027719527760000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1858562329">
                <text:p>0.00185856232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294032669799998">
                <text:p>0.0029403266979999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477030619499996">
                <text:p>0.0047703061949999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424815751299995">
                <text:p>0.0042481575129999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275418433299995">
                <text:p>0.0027541843329999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195426132400001">
                <text:p>0.0019542613240000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309319153799997">
                <text:p>0.0030931915379999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480200797099994">
                <text:p>0.0048020079709999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401452921700002">
                <text:p>0.0040145292170000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263777033700002">
                <text:p>0.0026377703370000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198969289500001">
                <text:p>0.0019896928950000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322067975700002">
                <text:p>0.0032206797570000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477288152200001">
                <text:p>0.0047728815220000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370003534200003">
                <text:p>0.0037000353420000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243554410700003">
                <text:p>0.0024355441070000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199748152199997">
                <text:p>0.0019974815219999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333137640400005">
                <text:p>0.0033313764040000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466782525999998">
                <text:p>0.0046678252599999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330293838899998">
                <text:p>0.0033029383889999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215378672299998">
                <text:p>0.0021537867229999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197787296000002">
                <text:p>0.0019778729600000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3433988705">
                <text:p>0.00343398870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450044447299996">
                <text:p>0.0045004444729999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2846846071">
                <text:p>0.00284684607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178966678200004">
                <text:p>0.0017896667820000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18908228">
                <text:p>0.001890822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353163676900001">
                <text:p>0.0035316367690000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433498994600001">
                <text:p>0.0043349899460000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239708093000002">
                <text:p>0.0023970809300000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1370837135">
                <text:p>0.00137083713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166342382100002">
                <text:p>0.0016634238210000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354595936299998">
                <text:p>0.0035459593629999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430984377100002">
                <text:p>0.0043098437710000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211809767499999">
                <text:p>0.0021180976749999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101015128200002">
                <text:p>0.0010101512820000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1307324341">
                <text:p>0.00130732434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326518166699999">
                <text:p>0.0032651816669999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427924123000001">
                <text:p>0.0042792412300000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2253401391">
                <text:p>0.00225340139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0970810466000005">
                <text:p>0.00097081046600000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103236260199999">
                <text:p>0.0010323626019999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268909169100001">
                <text:p>0.0026890916910000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347352318800001">
                <text:p>0.0034735231880000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1937087546">
                <text:p>0.00193708754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150847596100001">
                <text:p>0.0015084759610000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125874182299998">
                <text:p>0.0012587418229999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217019563100002">
                <text:p>0.0021701956310000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213014504199999">
                <text:p>0.0021301450419999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0520621205999994">
                <text:p>0.00052062120599999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103277570599999">
                <text:p>0.0010327757059999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214864302000001">
                <text:p>0.0021486430200000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274568793499999">
                <text:p>0.0027456879349999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105839230799999">
                <text:p>0.0010583923079999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0.00082204425900001">
                <text:p>-0.0008220442590000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0.000367649095000006">
                <text:p>-0.00036764909500000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119682271199999">
                <text:p>0.0011968227119999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33737953654">
                <text:p>0.003373795365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378510149889999">
                <text:p>0.0037851014988999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0466592498999996">
                <text:p>0.00046659249899999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0.0011879924111">
                <text:p>-0.001187992411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0.000178211144599996">
                <text:p>-0.00017821114459999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158652059">
                <text:p>0.0015865205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169412775030001">
                <text:p>0.0016941277503000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0631476245000005">
                <text:p>0.00063147624500000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14057295929">
                <text:p>0.001405729592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03677234206">
                <text:p>0.000367723420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0.000189433676200002">
                <text:p>-0.00018943367620000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0.0010168906235">
                <text:p>-0.001016890623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0.0018998352824">
                <text:p>-0.001899835282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0.0002295962118">
                <text:p>-0.000229596211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015164997217">
                <text:p>0.001516499721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266423190387">
                <text:p>0.0026642319038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